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Senior Full-Stack Engineer working on the Row One product squad, maintaining and evolving four production React applications.
Delivered end-to-end features across React 18, TypeScript, Java 17 and Spring Boot microservices.
Integrated backend services with event-driven systems using Apache Kafka and RabbitMQ.
Participated in migration from Santander PCF infrastructure to Kubernetes-based platforms, improving scalability and deployment processes.
Managed production deployments, incident resolution and system stability in distributed microservices architecture.
Investigated and resolved production issues using logs, metrics and debugging in distributed environments.
Collaborated with cross-functional teams to deliver features, support releases and maintain application reliability.
Acted as Product Owner for part of the project: backlog grooming, user story definition and alignment with business requirements.</text:span><text:span text:style-name="T21"/></text:p><text:list text:style-name="WWNum2"><text:list-item><text:p text:style-name="P25" loext:marker-style-name="T5"><text:span text:style-name="T5"/><text:span text:style-name="T5"/></text:p></text:list-item><text:list-item><text:p text:style-name="P25" loext:marker-style-name="T5"><text:span text:style-name="T5"/><text:span text:style-name="T5"/></text:p></text:list-item><text:list-item><text:p text:style-name="P25" loext:marker-style-name="T5"><text:span text:style-name="T5"/><text:span text:style-name="T5"/></text:p></text:list-item></text:list><text:p text:style-name="P26" loext:marker-style-name="T5"><text:span text:style-name="T5"/><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Worked on Java-based backends (Spring) and frontends built with JSP and IceFaces.</text:span><text:span text:style-name="T5"/></text:p></text:list-item><text:list-item><text:p text:style-name="P34" loext:marker-style-name="T5"><text:span text:style-name="T5">Deployment was performed manually on Linux server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Developed and implemented a tailored integration for payment processing with South American banks, enhancing the core functionality of the company's flagship product.
Utilized Java 8, Spring Integration, Spring Web Services, Git, IntelliJ, and Ubuntu to deliver a robust and efficient solution.
Built 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Successfully delivered a major new product for the company (Illustrate Plus) within a short time frame, continuously adapting to client requirements.
Collaborated as part of a development team, maintaining and implementing new features for the company's products, Channel Plus and Illustrate Plus.
Technologies: Java, Spring Roo, Spring MVC, Hibernate, Apache Tiles, HTML5, CSS3, jQuery, Maven, Hudson, Nexus.</text:span><text:span text:style-name="T5"/></text:p></text:list-item><text:list-item><text:p text:style-name="P34" loext:marker-style-name="T5"><text:span text:style-name="T5">Developed life insurance calculator with Spring MVC, Hibernate, and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Worked for the Traffic Department of the Spanish Government (DGT), focusing on the modeling and design of web applications using UML.
Responsibilities included designing data models, reviewing code quality, planning functional tests, and creating comprehensive project documentation.</text:span><text:span text:style-name="T5"/></text:p></text:list-item><text:list-item><text:p text:style-name="P34" loext:marker-style-name="T5"><text:span text:style-name="T5">Developed applications using RAD 7.x, WebSphere 6.x, Oracle 10i, OpenJPA, Spring, JSF, and Maven/ANT.
Specialized in integration with DATAPOWER, managing WS-Security certificates, SSL, XML, XSD, and WSDL.
Additionally, conducted testing and QA using tools like HP Quality Center, Quick Test Professional 9.2, and Load Runner.</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 for the Government of the Principality of Asturias.
Technologies: Apache Jakarta Tomcat, Oracle 9i Server, Java 5, Struts, Spring, XML, and JSP.</text:span><text:span text:style-name="T5"/></text:p></text:list-item><text:list-item><text:p text:style-name="P34" loext:marker-style-name="T16"><text:span text:style-name="T5">Focused on application enhancements, content management, and accessibility adjustments.
Maintained and improved web portals using Vignette Application Portal and Vignette Content Manager.
Implemented backend and frontend features using PHP, MySQL, and Visual Basic 6.0.
Adjusted applications to meet WAI standards and improve web accessibility.</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Calibri2" style:font-size-asian="10pt" style:language-asian="en" style:country-asian="US" style:font-name-complex="Arial"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1" fo:font-size="10pt" fo:language="en" fo:country="US" style:letter-kerning="false" style:font-name-asian="Calibri2" style:font-size-asian="10pt" style:language-asian="en" style:country-asian="US" style:font-name-complex="Ari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loext:hyphenation-keep-line="false" style:writing-mode="lr-tb"/>
      <style:text-properties style:use-window-font-color="true" loext:opacity="0%" style:font-name="Calibri1" fo:font-family="Calibri" style:font-family-generic="swiss"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_5b_Basic_20_Paragraph_5d_" style:display-name="[Basic Paragraph]" style:family="paragraph" style:parent-style-name="Standard">
      <style:paragraph-properties fo:margin-top="0in" fo:margin-bottom="0in" style:contextual-spacing="false" fo:line-height="120%" style:vertical-align="middle"/>
      <style:text-properties fo:color="#000000" loext:opacity="100%" style:font-name="Minion Pro" fo:font-family="'Minion Pro'" style:font-family-generic="roman" style:font-pitch="variable" fo:font-size="12pt" fo:language="en" fo:country="GB" style:font-size-asian="12pt" style:font-name-complex="Minion Pro1" style:font-family-complex="'Minion Pro'" style:font-family-generic-complex="system" style:font-pitch-complex="variable" style:font-size-complex="12pt"/>
    </style:style>
    <style:style style:name="_5b_No_20_Paragraph_20_Style_5d_" style:display-name="[No Paragraph Style]" style:family="paragraph">
      <style:paragraph-properties fo:margin-top="0in" fo:margin-bottom="0in" style:contextual-spacing="false" fo:line-height="120%" fo:text-align="start" style:justify-single-word="false" fo:orphans="2" fo:widows="2" fo:hyphenation-ladder-count="no-limit" fo:hyphenation-keep="auto" loext:hyphenation-keep-type="column" loext:hyphenation-keep-line="false" style:vertical-align="middle" style:writing-mode="lr-tb"/>
      <style:text-properties fo:color="#000000" loext:opacity="100%" style:font-name="Minion Pro" fo:font-family="'Minion Pro'" style:font-family-generic="roman" style:font-pitch="variable" fo:font-size="12pt" fo:language="en" fo:country="GB" style:letter-kerning="false" style:font-name-asian="Calibri2" style:font-family-asian="Calibri" style:font-family-generic-asian="system" style:font-pitch-asian="variable" style:font-size-asian="12pt" style:language-asian="en" style:country-asian="US" style:font-name-complex="Minion Pro1" style:font-family-complex="'Minion Pro'"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sv" fo:country="FI"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loext:linked-style-name="Header">
      <style:text-properties fo:font-size="11pt" fo:language="tr" fo:country="TR" style:font-size-asian="11pt" style:font-size-complex="11pt"/>
    </style:style>
    <style:style style:name="Footer_20_Char" style:display-name="Footer Char" style:family="text" loext:linked-style-name="Footer">
      <style:text-properties fo:font-size="11pt" fo:language="tr" fo:country="TR"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text-properties style:font-name="Calibri" fo:font-family="Calibri" style:font-family-generic="roman" style:font-pitch="variable" fo:font-size="7pt" style:font-size-asian="7pt"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7f7f7f" loext:opacity="100%" style:font-name="Calibri" fo:font-family="Calibri" style:font-family-generic="roman" style:font-pitch="variable" fo:font-size="9pt" style:font-size-asian="9pt" style:font-name-complex="Symbol" style:font-family-complex="Symbol" style:font-family-generic-complex="system" style:font-pitch-complex="variable">
        <loext:char-complex-color loext:theme-type="dark1" loext:color-type="theme">
          <loext:transformation loext:type="tint" loext:value="4980"/>
        </loext:char-complex-color>
      </style:text-properties>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201in" fo:margin-left="0.1201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028in" fo:margin-left="0.3902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7:11:00</meta:creation-date>
    <meta:initial-creator>tnsdesign</meta:initial-creator>
    <dc:language>en-US</dc:language>
    <meta:print-date>2026-03-28T07:47:00.055337000</meta:print-date>
    <dc:date>2026-03-29T17:58:27.303897000</dc:date>
    <meta:editing-cycles>5</meta:editing-cycles>
    <meta:editing-duration>P1DT10H5M47S</meta:editing-duration>
    <meta:generator>LibreOffice/25.8.1.1$MacOSX_AARCH64 LibreOffice_project/54047653041915e595ad4e45cccea684809c77b5</meta:generator>
    <meta:printed-by>PDF files</meta:printed-by>
    <meta:document-statistic meta:table-count="0" meta:image-count="0" meta:object-count="0" meta:page-count="2" meta:paragraph-count="82" meta:word-count="480" meta:character-count="3489" meta:non-whitespace-character-count="3072"/>
    <meta:user-defined meta:name="AppVersion">15.0000</meta:user-defined>
    <meta:template xlink:type="simple" xlink:actuate="onRequest" xlink:title="Normal.dotm" xlink:href=""/>
  </office:meta>
</office:document-meta>
</file>

<file path=corrected_role_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Senior Full-Stack Engineer working on the Row One product squad, maintaining and evolving four production React applications.
Delivered end-to-end features across React 18, TypeScript, Java 17 and Spring Boot microservices.
Integrated backend services with event-driven systems using Apache Kafka and RabbitMQ.
Participated in migration from Santander PCF infrastructure to Kubernetes-based platforms, improving scalability and deployment processes.
Managed production deployments, incident resolution and system stability in distributed microservices architecture.
Investigated and resolved production issues using logs, metrics and debugging in distributed environments.
Collaborated with cross-functional teams to deliver features, support releases and maintain application reliability.
Acted as Product Owner for part of the project: backlog grooming, user story definition and alignment with business requirements.</text:span><text:span text:style-name="T21"/></text:p><text:list text:style-name="WWNum2"><text:list-item><text:p text:style-name="P25" loext:marker-style-name="T5"><text:span text:style-name="T5"/><text:span text:style-name="T5"/></text:p></text:list-item><text:list-item><text:p text:style-name="P25" loext:marker-style-name="T5"><text:span text:style-name="T5"/><text:span text:style-name="T5"/></text:p></text:list-item><text:list-item><text:p text:style-name="P25" loext:marker-style-name="T5"><text:span text:style-name="T5"/><text:span text:style-name="T5"/></text:p></text:list-item></text:list><text:p text:style-name="P26" loext:marker-style-name="T5"><text:span text:style-name="T5"/><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Worked on Java-based backends (Spring) and frontends built with JSP and IceFaces.</text:span><text:span text:style-name="T5"/></text:p></text:list-item><text:list-item><text:p text:style-name="P34" loext:marker-style-name="T5"><text:span text:style-name="T5">Deployment was performed manually on Linux server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Developed and implemented a tailored integration for payment processing with South American banks, enhancing the core functionality of the company's flagship product.
Utilized Java 8, Spring Integration, Spring Web Services, Git, IntelliJ, and Ubuntu to deliver a robust and efficient solution.
Built 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Successfully delivered a major new product for the company (Illustrate Plus) within a short time frame, continuously adapting to client requirements.
Collaborated as part of a development team, maintaining and implementing new features for the company's products, Channel Plus and Illustrate Plus.
Technologies: Java, Spring Roo, Spring MVC, Hibernate, Apache Tiles, HTML5, CSS3, jQuery, Maven, Hudson, Nexus.</text:span><text:span text:style-name="T5"/></text:p></text:list-item><text:list-item><text:p text:style-name="P34" loext:marker-style-name="T5"><text:span text:style-name="T5">Developed life insurance calculator with Spring MVC, Hibernate, and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Worked for the Traffic Department of the Spanish Government (DGT), focusing on the modeling and design of web applications using UML.
Responsibilities included designing data models, reviewing code quality, planning functional tests, and creating comprehensive project documentation.</text:span><text:span text:style-name="T5"/></text:p></text:list-item><text:list-item><text:p text:style-name="P34" loext:marker-style-name="T5"><text:span text:style-name="T5">Developed applications using RAD 7.x, WebSphere 6.x, Oracle 10i, OpenJPA, Spring, JSF, and Maven/ANT.
Specialized in integration with DATAPOWER, managing WS-Security certificates, SSL, XML, XSD, and WSDL.
Additionally, conducted testing and QA using tools like HP Quality Center, Quick Test Professional 9.2, and Load Runner.</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 for the Government of the Principality of Asturias.
Technologies: Apache Jakarta Tomcat, Oracle 9i Server, Java 5, Struts, Spring, XML, and JSP.</text:span><text:span text:style-name="T5"/></text:p></text:list-item><text:list-item><text:p text:style-name="P34" loext:marker-style-name="T16"><text:span text:style-name="T5">Focused on application enhancements, content management, and accessibility adjustments.
Maintained and improved web portals using Vignette Application Portal and Vignette Content Manager.
Implemented backend and frontend features using PHP, MySQL, and Visual Basic 6.0.
Adjusted applications to meet WAI standards and improve web accessibility.</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

<file path=final_modified_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Technical Lead for the Row One product squad, coordinating development across four production React applications and backend services.
Delivered end-to-end features across React 18, TypeScript, Java 17 and Spring Boot microservices.
Integrated backend services with event-driven systems using Apache Kafka and RabbitMQ.
Participated in migration from Santander PCF infrastructure to Kubernetes-based platforms, improving scalability and deployment processes.
Managed production deployments, incident resolution and system stability in distributed microservices architecture.
Investigated and resolved production issues using logs, metrics and debugging in distributed environments.
Collaborated with cross-functional teams to deliver features, support releases and maintain application reliability.
Acted as Product Owner for part of the project: backlog grooming, user story definition and alignment with business requirements.</text:span><text:span text:style-name="T21"/></text:p><text:list text:style-name="WWNum2"><text:list-item><text:p text:style-name="P25" loext:marker-style-name="T5"><text:span text:style-name="T5"/><text:span text:style-name="T5"/></text:p></text:list-item><text:list-item><text:p text:style-name="P25" loext:marker-style-name="T5"><text:span text:style-name="T5"/><text:span text:style-name="T5"/></text:p></text:list-item><text:list-item><text:p text:style-name="P25" loext:marker-style-name="T5"><text:span text:style-name="T5"/><text:span text:style-name="T5"/></text:p></text:list-item></text:list><text:p text:style-name="P26" loext:marker-style-name="T5"><text:span text:style-name="T5"/><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Worked on Java-based backends (Spring) and frontends built with JSP and IceFaces.</text:span><text:span text:style-name="T5"/></text:p></text:list-item><text:list-item><text:p text:style-name="P34" loext:marker-style-name="T5"><text:span text:style-name="T5">Deployment was performed manually on Linux server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Developed and implemented a tailored integration for payment processing with South American banks, enhancing the core functionality of the company's flagship product.
Utilized Java 8, Spring Integration, Spring Web Services, Git, IntelliJ, and Ubuntu to deliver a robust and efficient solution.
Built 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Successfully delivered a major new product for the company (Illustrate Plus) within a short time frame, continuously adapting to client requirements.
Collaborated as part of a development team, maintaining and implementing new features for the company's products, Channel Plus and Illustrate Plus.
Technologies: Java, Spring Roo, Spring MVC, Hibernate, Apache Tiles, HTML5, CSS3, jQuery, Maven, Hudson, Nexus.</text:span><text:span text:style-name="T5"/></text:p></text:list-item><text:list-item><text:p text:style-name="P34" loext:marker-style-name="T5"><text:span text:style-name="T5">Developed life insurance calculator with Spring MVC, Hibernate, and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Worked for the Traffic Department of the Spanish Government (DGT), focusing on the modeling and design of web applications using UML.
Responsibilities included designing data models, reviewing code quality, planning functional tests, and creating comprehensive project documentation.</text:span><text:span text:style-name="T5"/></text:p></text:list-item><text:list-item><text:p text:style-name="P34" loext:marker-style-name="T5"><text:span text:style-name="T5">Developed applications using RAD 7.x, WebSphere 6.x, Oracle 10i, OpenJPA, Spring, JSF, and Maven/ANT.
Specialized in integration with DATAPOWER, managing WS-Security certificates, SSL, XML, XSD, and WSDL.
Additionally, conducted testing and QA using tools like HP Quality Center, Quick Test Professional 9.2, and Load Runner.</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 for the Government of the Principality of Asturias.
Technologies: Apache Jakarta Tomcat, Oracle 9i Server, Java 5, Struts, Spring, XML, and JSP.</text:span><text:span text:style-name="T5"/></text:p></text:list-item><text:list-item><text:p text:style-name="P34" loext:marker-style-name="T16"><text:span text:style-name="T5">Focused on application enhancements, content management, and accessibility adjustments.
Maintained and improved web portals using Vignette Application Portal and Vignette Content Manager.
Implemented backend and frontend features using PHP, MySQL, and Visual Basic 6.0.
Adjusted applications to meet WAI standards and improve web accessibility.</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

<file path=modified_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Led the Row One product squad responsible for maintaining and evolving four production React applications.</text:span><text:span text:style-name="T21"/></text:p><text:list text:style-name="WWNum2"><text:list-item><text:p text:style-name="P25" loext:marker-style-name="T5"><text:span text:style-name="T5">Coordinated development across frontend and backend services.</text:span><text:span text:style-name="T5"/></text:p></text:list-item><text:list-item><text:p text:style-name="P25" loext:marker-style-name="T5"><text:span text:style-name="T5">Implemented new features, bug fixes and architectural improvements.</text:span><text:span text:style-name="T5"/></text:p></text:list-item><text:list-item><text:p text:style-name="P25" loext:marker-style-name="T5"><text:span text:style-name="T5">Managed production deployments and resolved incidents to ensure</text:span><text:span text:style-name="T5"/></text:p></text:list-item></text:list><text:p text:style-name="P26" loext:marker-style-name="T5"><text:span text:style-name="T5">system stability.</text:span><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Worked on Java-based backends (Spring) and frontends built with JSP and IceFaces.</text:span><text:span text:style-name="T5"/></text:p></text:list-item><text:list-item><text:p text:style-name="P34" loext:marker-style-name="T5"><text:span text:style-name="T5">Deployment was performed manually on Linux server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Developed and implemented a tailored integration for payment processing with South American banks, enhancing the core functionality of the company's flagship product.
Utilized Java 8, Spring Integration, Spring Web Services, Git, IntelliJ, and Ubuntu to deliver a robust and efficient solution.
Built 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Successfully delivered a major new product for the company (Illustrate Plus) within a short time frame, continuously adapting to client requirements.
Collaborated as part of a development team, maintaining and implementing new features for the company's products, Channel Plus and Illustrate Plus.
Technologies: Java, Spring Roo, Spring MVC, Hibernate, Apache Tiles, HTML5, CSS3, jQuery, Maven, Hudson, Nexus.</text:span><text:span text:style-name="T5"/></text:p></text:list-item><text:list-item><text:p text:style-name="P34" loext:marker-style-name="T5"><text:span text:style-name="T5">Developed life insurance calculator with Spring MVC, Hibernate, and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Worked for the Traffic Department of the Spanish Government (DGT), focusing on the modeling and design of web applications using UML.
Responsibilities included designing data models, reviewing code quality, planning functional tests, and creating comprehensive project documentation.</text:span><text:span text:style-name="T5"/></text:p></text:list-item><text:list-item><text:p text:style-name="P34" loext:marker-style-name="T5"><text:span text:style-name="T5">Developed applications using RAD 7.x, WebSphere 6.x, Oracle 10i, OpenJPA, Spring, JSF, and Maven/ANT.
Specialized in integration with DATAPOWER, managing WS-Security certificates, SSL, XML, XSD, and WSDL.
Additionally, conducted testing and QA using tools like HP Quality Center, Quick Test Professional 9.2, and Load Runner.</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 for the Government of the Principality of Asturias.
Technologies: Apache Jakarta Tomcat, Oracle 9i Server, Java 5, Struts, Spring, XML, and JSP.</text:span><text:span text:style-name="T5"/></text:p></text:list-item><text:list-item><text:p text:style-name="P34" loext:marker-style-name="T16"><text:span text:style-name="T5">Focused on application enhancements, content management, and accessibility adjustments.
Maintained and improved web portals using Vignette Application Portal and Vignette Content Manager.
Implemented backend and frontend features using PHP, MySQL, and Visual Basic 6.0.
Adjusted applications to meet WAI standards and improve web accessibility.</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

<file path=original_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ato Light" svg:font-family="'Lato Light'"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Minion Pro" svg:font-family="'Minion Pro'" style:font-family-generic="roman" style:font-pitch="variable"/>
    <style:font-face style:name="Minion Pro1" svg:font-family="'Minion Pro'" style:font-family-generic="system" style:font-pitch="variable"/>
    <style:font-face style:name="Nunito Sans" svg:font-family="'Nunito Sans'" style:font-family-generic="swiss" style:font-pitch="variable"/>
    <style:font-face style:name="Nunito Sans Light" svg:font-family="'Nunito Sans Light'" style:font-family-generic="swiss" style:font-pitch="variable"/>
    <style:font-face style:name="Open Sans" svg:font-family="'Open Sans'" style:font-family-generic="system" style:font-pitch="variable"/>
    <style:font-face style:name="PingFang SC" svg:font-family="'PingFang SC'" style:font-family-generic="system" style:font-pitch="variable"/>
    <style:font-face style:name="Raleway SemiBold" svg:font-family="'Raleway SemiBold'" style:font-family-generic="swiss"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Young" svg:font-family="Young" style:font-family-generic="swiss" style:font-pitch="variable"/>
  </office:font-face-decls>
  <office:automatic-styles>
    <style:style style:name="P1" style:family="paragraph" style:parent-style-name="Standard">
      <style:paragraph-properties fo:orphans="0" fo:widows="0"/>
    </style:style>
    <style:style style:name="P2" style:family="paragraph">
      <style:paragraph-properties fo:text-align="start"/>
      <style:text-properties fo:font-size="18pt"/>
    </style:style>
    <style:style style:name="P3" style:family="paragraph">
      <loext:graphic-properties draw:fill="solid" draw:fill-color="#f5f5f5"/>
      <style:paragraph-properties fo:text-align="start"/>
      <style:text-properties fo:font-size="18pt"/>
    </style:style>
    <style:style style:name="P4" style:family="paragraph" style:parent-style-name="Frame_20_Contents">
      <style:paragraph-properties fo:margin-top="0in" fo:margin-bottom="0in" style:contextual-spacing="false" fo:line-height="100%"/>
    </style:style>
    <style:style style:name="P5" style:family="paragraph" style:parent-style-name="Frame_20_Contents">
      <style:paragraph-properties fo:margin-top="0in" fo:margin-bottom="0in" style:contextual-spacing="false" fo:line-height="90%"/>
    </style:style>
    <style:style style:name="P6" style:family="paragraph">
      <loext:graphic-properties draw:fill="none"/>
      <style:paragraph-properties fo:text-align="start"/>
      <style:text-properties fo:color="#000000" loext:opacity="100%" fo:font-size="18pt"/>
    </style:style>
    <style:style style:name="P7" style:family="paragraph" style:parent-style-name="Frame_20_Contents">
      <style:paragraph-properties fo:margin-right="0.05in" fo:margin-top="0in" fo:margin-bottom="0in" style:contextual-spacing="false" fo:line-height="100%"/>
      <style:text-properties fo:color="#000000" loext:opacity="100%"/>
    </style:style>
    <style:style style:name="P8" style:family="paragraph">
      <loext:graphic-properties draw:fill="none"/>
      <style:paragraph-properties fo:text-align="start"/>
      <style:text-properties fo:font-size="18pt"/>
    </style:style>
    <style:style style:name="P9" style:family="paragraph" style:parent-style-name="Frame_20_Contents">
      <style:paragraph-properties fo:margin-right="0.05in" fo:margin-top="0in" fo:margin-bottom="0in" style:contextual-spacing="false"/>
    </style:style>
    <style:style style:name="P10" style:family="paragraph" style:parent-style-name="Frame_20_Contents">
      <style:paragraph-properties fo:margin-top="0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1" style:family="paragraph" style:parent-style-name="Frame_20_Contents">
      <style:paragraph-properties fo:margin-top="0.0555in" fo:margin-bottom="0in" style:contextual-spacing="false" fo:line-height="100%"/>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P12" style:family="paragraph" style:parent-style-name="Frame_20_Contents">
      <style:paragraph-properties fo:margin-top="0.0555in" fo:margin-bottom="0in" style:contextual-spacing="false" fo:line-height="100%"/>
      <style:text-properties fo:color="#000000" loext:opacity="100%"/>
    </style:style>
    <style:style style:name="P13" style:family="paragraph" style:parent-style-name="Frame_20_Contents">
      <style:paragraph-properties fo:margin-left="0.05in" fo:margin-top="0in" fo:margin-bottom="0in" style:contextual-spacing="false" fo:line-height="100%"/>
    </style:style>
    <style:style style:name="P14" style:family="paragraph" style:parent-style-name="Frame_20_Contents">
      <style:paragraph-properties fo:margin-left="0.05in" fo:margin-top="0in" fo:margin-bottom="0in" style:contextual-spacing="false" fo:line-height="100%"/>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P15" style:family="paragraph" style:parent-style-name="Frame_20_Contents">
      <style:paragraph-properties fo:margin-left="0.05in" fo:margin-top="0in" fo:margin-bottom="0in" style:contextual-spacing="false" fo:line-height="100%"/>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P16" style:family="paragraph" style:parent-style-name="Frame_20_Contents">
      <style:paragraph-properties fo:margin-left="0in" fo:margin-top="0in" fo:margin-bottom="0in" style:contextual-spacing="false" fo:line-height="100%" fo:text-indent="0in" style:auto-text-indent="false"/>
    </style:style>
    <style:style style:name="P17" style:family="paragraph" style:parent-style-name="Frame_20_Contents">
      <style:paragraph-properties fo:margin-left="0.05in" fo:margin-top="0in" fo:margin-bottom="0in" style:contextual-spacing="false" fo:line-height="100%"/>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P18" style:family="paragraph" style:parent-style-name="Frame_20_Contents">
      <style:paragraph-properties fo:margin-left="0.05in" fo:margin-top="0in" fo:margin-bottom="0in" style:contextual-spacing="false" fo:line-height="100%"/>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P19" style:family="paragraph" style:parent-style-name="Frame_20_Contents">
      <style:paragraph-properties fo:margin-left="0.05in" fo:margin-top="0in" fo:margin-bottom="0in" style:contextual-spacing="false" fo:line-height="100%"/>
      <style:text-properties fo:color="#000000" loext:opacity="100%"/>
    </style:style>
    <style:style style:name="P20" style:family="paragraph">
      <loext:graphic-properties draw:fill="solid" draw:fill-color="#666666"/>
      <style:paragraph-properties fo:text-align="start"/>
      <style:text-properties fo:font-size="18pt"/>
    </style:style>
    <style:style style:name="P21" style:family="paragraph" style:parent-style-name="Standard">
      <style:text-properties fo:color="#262626" loext:opacity="100%">
        <loext:char-complex-color loext:theme-type="dark1" loext:color-type="theme">
          <loext:transformation loext:type="tint" loext:value="1490"/>
        </loext:char-complex-color>
      </style:text-properties>
    </style:style>
    <style:style style:name="P22" style:family="paragraph" style:parent-style-name="Frame_20_Contents">
      <style:paragraph-properties fo:margin-top="0in" fo:margin-bottom="0in" style:contextual-spacing="false"/>
    </style:style>
    <style:style style:name="P23" style:family="paragraph" style:parent-style-name="Frame_20_Contents">
      <style:paragraph-properties fo:margin-top="0in" fo:margin-bottom="0in" style:contextual-spacing="false"/>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P24" style:family="paragraph" style:parent-style-name="Text_20_body">
      <style:paragraph-properties fo:margin-top="0in" fo:margin-bottom="0in" style:contextual-spacing="false" fo:line-height="115%"/>
    </style:style>
    <style:style style:name="P25" style:family="paragraph" style:parent-style-name="List_20_Paragraph" style:list-style-name="WWNum2">
      <style:paragraph-properties fo:margin-top="0in" fo:margin-bottom="0in" style:contextual-spacing="true" fo:line-height="115%" fo:text-align="start" style:justify-single-word="false" fo:orphans="2" fo:widows="2" style:writing-mode="lr-tb"/>
    </style:style>
    <style:style style:name="P26"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style>
    <style:style style:name="P27" style:family="paragraph" style:parent-style-name="List_20_Paragraph" style:list-style-name="">
      <style:paragraph-properties fo:margin-left="0.3902in" fo:margin-top="0in" fo:margin-bottom="0in" style:contextual-spacing="true" fo:line-height="115%" fo:text-align="start" style:justify-single-word="false" fo:orphans="2" fo:widows="2" fo:text-indent="0in" style:auto-text-indent="false" style:writing-mode="lr-tb"/>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8"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29" style:family="paragraph" style:parent-style-name="Frame_20_Contents">
      <style:paragraph-properties fo:margin-top="0in" fo:margin-bottom="0in" style:contextual-spacing="false"/>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P30" style:family="paragraph" style:parent-style-name="Normal_20__28_Web_29_">
      <style:paragraph-properties fo:margin-top="0in" fo:margin-bottom="0in" style:contextual-spacing="false" fo:line-height="115%"/>
    </style:style>
    <style:style style:name="P31" style:family="paragraph" style:parent-style-name="Normal_20__28_Web_29_">
      <style:paragraph-properties fo:margin-top="0in" fo:margin-bottom="0in" style:contextual-spacing="false" fo:line-height="115%"/>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P32" style:family="paragraph" style:parent-style-name="Frame_20_Contents">
      <style:paragraph-properties fo:margin-top="0in" fo:margin-bottom="0in" style:contextual-spacing="false"/>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P33" style:family="paragraph" style:parent-style-name="Frame_20_Contents">
      <style:paragraph-properties fo:margin-top="0in" fo:margin-bottom="0in" style:contextual-spacing="false"/>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P34" style:family="paragraph" style:parent-style-name="List_20_Paragraph" style:list-style-name="WWNum2">
      <style:paragraph-properties fo:margin-top="0in" fo:margin-bottom="0in" style:contextual-spacing="true"/>
    </style:style>
    <style:style style:name="P35" style:family="paragraph" style:parent-style-name="Frame_20_Contents">
      <style:text-properties fo:color="#262626" loext:opacity="100%">
        <loext:char-complex-color loext:theme-type="dark1" loext:color-type="theme">
          <loext:transformation loext:type="tint" loext:value="1490"/>
        </loext:char-complex-color>
      </style:text-properties>
    </style:style>
    <style:style style:name="P36" style:family="paragraph" style:parent-style-name="Frame_20_Contents">
      <style:paragraph-properties fo:margin-top="0in" fo:margin-bottom="0.139in" style:contextual-spacing="false"/>
      <style:text-properties fo:color="#000000" loext:opacity="100%"/>
    </style:style>
    <style:style style:name="P37" style:family="paragraph">
      <loext:graphic-properties draw:fill="solid" draw:fill-color="#595959"/>
      <style:paragraph-properties fo:text-align="start"/>
      <style:text-properties fo:font-size="18pt"/>
    </style:style>
    <style:style style:name="P38"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P39" style:family="paragraph" style:parent-style-name="Frame_20_Contents">
      <style:paragraph-properties fo:margin-right="0.05in" fo:margin-top="0in" fo:margin-bottom="0in" style:contextual-spacing="false" fo:line-height="100%"/>
    </style:style>
    <style:style style:name="P40" style:family="paragraph" style:parent-style-name="Frame_20_Contents">
      <style:paragraph-properties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1" style:family="paragraph" style:parent-style-name="Frame_20_Contents">
      <style:paragraph-properties fo:margin-right="0.05in" fo:margin-top="0in" fo:margin-bottom="0in" style:contextual-spacing="false" fo:line-height="100%"/>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P42" style:family="paragraph" style:parent-style-name="Frame_20_Contents">
      <style:paragraph-properties fo:margin-top="0in" fo:margin-bottom="0in" style:contextual-spacing="false" fo:line-height="100%"/>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P43" style:family="paragraph" style:parent-style-name="List_20_Paragraph" style:list-style-name="WWNum1">
      <style:paragraph-properties fo:margin-left="0.1201in" fo:margin-right="0.05in" fo:margin-top="0in" fo:margin-bottom="0in" style:contextual-spacing="true" fo:text-indent="-0.1201in" style:auto-text-indent="false"/>
    </style:style>
    <style:style style:name="P44" style:family="paragraph" style:parent-style-name="List_20_Paragraph">
      <style:paragraph-properties fo:margin-left="0.1201in" fo:margin-right="0.05in" fo:margin-top="0in" fo:margin-bottom="0in" style:contextual-spacing="tru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5" style:family="paragraph" style:parent-style-name="Frame_20_Contents">
      <style:paragraph-properties fo:margin-right="0.05in" fo:margin-top="0in" fo:margin-bottom="0in" style:contextual-spacing="false"/>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P46" style:family="paragraph" style:parent-style-name="Frame_20_Contents">
      <style:paragraph-properties fo:margin-right="0.05in" fo:margin-top="0in" fo:margin-bottom="0in" style:contextual-spacing="false"/>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P47" style:family="paragraph" style:parent-style-name="Frame_20_Contents">
      <style:paragraph-properties fo:margin-top="0in" fo:margin-bottom="0in" style:contextual-spacing="false"/>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P48" style:family="paragraph" style:parent-style-name="Frame_20_Contents">
      <style:paragraph-properties fo:margin-top="0in" fo:margin-bottom="0in" style:contextual-spacing="false"/>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P49" style:family="paragraph" style:parent-style-name="Frame_20_Contents">
      <style:paragraph-properties fo:margin-top="0in" fo:margin-bottom="0in" style:contextual-spacing="false" fo:line-height="100%"/>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P50" style:family="paragraph" style:parent-style-name="Frame_20_Contents">
      <style:paragraph-properties fo:margin-top="0in" fo:margin-bottom="0in" style:contextual-spacing="false" fo:line-height="150%"/>
    </style:style>
    <style:style style:name="P51" style:family="paragraph" style:parent-style-name="Frame_20_Contents">
      <style:paragraph-properties fo:margin-top="0in" fo:margin-bottom="0in" style:contextual-spacing="false" fo:line-height="10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2" style:family="paragraph" style:parent-style-name="Frame_20_Contents">
      <style:paragraph-properties fo:margin-top="0in" fo:margin-bottom="0in" style:contextual-spacing="false" fo:line-height="180%"/>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P53" style:family="paragraph" style:parent-style-name="Frame_20_Contents">
      <style:paragraph-properties fo:margin-top="0in" fo:margin-bottom="0in" style:contextual-spacing="false"/>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P54" style:family="paragraph" style:parent-style-name="Frame_20_Contents">
      <style:paragraph-properties fo:margin-top="0in" fo:margin-bottom="0in" style:contextual-spacing="false"/>
      <style:text-properties fo:color="#000000" loext:opacity="100%"/>
    </style:style>
    <style:style style:name="P55" style:family="paragraph" style:parent-style-name="Standard">
      <style:paragraph-properties fo:text-indent="0.4917in" style:auto-text-indent="false"/>
    </style:style>
    <style:style style:name="P56" style:family="paragraph" style:parent-style-name="Standard">
      <style:paragraph-properties fo:margin-top="0in" fo:margin-bottom="0.139in" style:contextual-spacing="false">
        <style:tab-stops>
          <style:tab-stop style:position="0.3508in"/>
        </style:tab-stops>
      </style:paragraph-properties>
    </style:style>
    <style:style style:name="P57" style:family="paragraph" style:parent-style-name="Frame_20_Contents">
      <style:paragraph-properties fo:margin-right="0.05in"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P58" style:family="paragraph" style:parent-style-name="Frame_20_Contents">
      <style:paragraph-properties fo:margin-top="0in" fo:margin-bottom="0in" style:contextual-spacing="false" fo:line-height="100%"/>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1" style:family="text">
      <style:text-properties fo:color="#404040" loext:opacity="100%" fo:font-family="Butler" style:font-family-generic="roman" style:font-pitch="variable" fo:font-size="42pt" style:font-size-asian="42pt" style:font-family-complex="Bellefair" style:font-family-generic-complex="system" style:font-pitch-complex="variable" style:font-size-complex="42pt">
        <loext:char-complex-color loext:theme-type="dark1" loext:color-type="theme">
          <loext:transformation loext:type="tint" loext:value="2509"/>
        </loext:char-complex-color>
      </style:text-properties>
    </style:style>
    <style:style style:name="T2" style:family="text">
      <style:text-properties fo:text-transform="uppercase" fo:color="#404040" loext:opacity="100%" style:font-name="Raleway SemiBold" fo:font-size="12pt" fo:letter-spacing="0.0417in" style:font-size-asian="12pt" style:font-name-complex="Open Sans" style:font-size-complex="12pt">
        <loext:char-complex-color loext:theme-type="dark1" loext:color-type="theme">
          <loext:transformation loext:type="tint" loext:value="2509"/>
        </loext:char-complex-color>
      </style:text-properties>
    </style:style>
    <style:style style:name="T3" style:family="text">
      <style:text-properties fo:color="#262626" loext:opacity="100%" style:font-name="Raleway SemiBold" fo:font-size="12pt" style:font-size-asian="12pt" style:font-name-complex="Open Sans" style:font-size-complex="9.5pt">
        <loext:char-complex-color loext:theme-type="dark1" loext:color-type="theme">
          <loext:transformation loext:type="tint" loext:value="1490"/>
        </loext:char-complex-color>
      </style:text-properties>
    </style:style>
    <style:style style:name="T4" style:family="text">
      <style:text-properties fo:color="#262626" loext:opacity="100%" style:font-name="Nunito Sans Light" fo:font-size="12pt" style:font-size-asian="12pt" style:font-name-complex="Open Sans" style:font-size-complex="9.5pt">
        <loext:char-complex-color loext:theme-type="dark1" loext:color-type="theme">
          <loext:transformation loext:type="tint" loext:value="1490"/>
        </loext:char-complex-color>
      </style:text-properties>
    </style:style>
    <style:style style:name="T5" style:family="text">
      <style:text-properties fo:color="#595959" loext:opacity="100%" style:font-name="Nunito Sans" fo:font-size="9pt" style:font-size-asian="9pt" style:font-name-complex="Open Sans" style:font-size-complex="9.5pt">
        <loext:char-complex-color loext:theme-type="dark1" loext:color-type="theme">
          <loext:transformation loext:type="tint" loext:value="3490"/>
        </loext:char-complex-color>
      </style:text-properties>
    </style:style>
    <style:style style:name="T6" style:family="text">
      <style:text-properties fo:color="#0d0d0d" loext:opacity="100%" style:font-name="Nunito Sans Light" fo:font-size="12pt" style:font-size-asian="12pt" style:font-name-complex="Open Sans" style:font-size-complex="9.5pt">
        <loext:char-complex-color loext:theme-type="dark1" loext:color-type="theme">
          <loext:transformation loext:type="tint" loext:value="509"/>
        </loext:char-complex-color>
      </style:text-properties>
    </style:style>
    <style:style style:name="T7" style:family="text">
      <style:text-properties fo:text-transform="uppercase" fo:color="#595959" loext:opacity="100%" style:font-name="Young" fo:font-size="26pt" fo:letter-spacing="0.028in" fo:font-weight="bold" style:font-size-asian="26pt" style:font-weight-asian="bold" style:font-size-complex="26pt">
        <loext:char-complex-color loext:theme-type="dark1" loext:color-type="theme">
          <loext:transformation loext:type="tint" loext:value="3490"/>
        </loext:char-complex-color>
      </style:text-properties>
    </style:style>
    <style:style style:name="T8" style:family="text">
      <style:text-properties fo:text-transform="uppercase" fo:color="#595959" loext:opacity="100%" fo:font-family="'Raleway Medium'" style:font-family-generic="swiss" style:font-pitch="variable" fo:font-size="9pt" fo:letter-spacing="0.028in" style:font-size-asian="9pt" style:font-size-complex="10pt">
        <loext:char-complex-color loext:theme-type="dark1" loext:color-type="theme">
          <loext:transformation loext:type="tint" loext:value="3490"/>
        </loext:char-complex-color>
      </style:text-properties>
    </style:style>
    <style:style style:name="T9" style:family="text">
      <style:text-properties fo:color="#404040" loext:opacity="100%" fo:font-family="Butler" style:font-family-generic="roman" style:font-pitch="variable" fo:font-size="10pt" style:font-size-asian="10pt" style:font-name-complex="Open Sans" style:font-size-complex="9pt">
        <loext:char-complex-color loext:theme-type="dark1" loext:color-type="theme">
          <loext:transformation loext:type="tint" loext:value="2509"/>
        </loext:char-complex-color>
      </style:text-properties>
    </style:style>
    <style:style style:name="T10" style:family="text">
      <style:text-properties fo:color="#404040" loext:opacity="100%" style:font-name="Nunito Sans" fo:font-size="7pt" style:font-size-asian="7pt" style:font-name-complex="Open Sans" style:font-size-complex="9pt">
        <loext:char-complex-color loext:theme-type="dark1" loext:color-type="theme">
          <loext:transformation loext:type="tint" loext:value="2509"/>
        </loext:char-complex-color>
      </style:text-properties>
    </style:style>
    <style:style style:name="T11" style:family="text">
      <style:text-properties fo:color="#595959" loext:opacity="100%" style:font-name="Nunito Sans" fo:font-size="9pt" style:font-size-asian="9pt" style:font-name-complex="Open Sans" style:font-size-complex="9pt">
        <loext:char-complex-color loext:theme-type="dark1" loext:color-type="theme">
          <loext:transformation loext:type="tint" loext:value="3490"/>
        </loext:char-complex-color>
      </style:text-properties>
    </style:style>
    <style:style style:name="T12" style:family="text">
      <style:text-properties fo:color="#595959" loext:opacity="100%" style:font-name="Nunito Sans" fo:font-size="7pt" style:font-size-asian="7pt" style:font-name-complex="Open Sans" style:font-size-complex="9pt">
        <loext:char-complex-color loext:theme-type="dark1" loext:color-type="theme">
          <loext:transformation loext:type="tint" loext:value="3490"/>
        </loext:char-complex-color>
      </style:text-properties>
    </style:style>
    <style:style style:name="T13" style:family="text">
      <style:text-properties fo:color="#404040" loext:opacity="100%" style:font-name="Nunito Sans" fo:font-size="6pt" style:font-size-asian="6pt" style:font-name-complex="Open Sans" style:font-size-complex="9pt">
        <loext:char-complex-color loext:theme-type="dark1" loext:color-type="theme">
          <loext:transformation loext:type="tint" loext:value="2509"/>
        </loext:char-complex-color>
      </style:text-properties>
    </style:style>
    <style:style style:name="T14" style:family="text">
      <style:text-properties fo:color="#404040" loext:opacity="100%" style:font-name="Nunito Sans" fo:font-size="9pt" style:font-size-asian="9pt" style:font-name-complex="Open Sans" style:font-size-complex="9pt">
        <loext:char-complex-color loext:theme-type="dark1" loext:color-type="theme">
          <loext:transformation loext:type="tint" loext:value="2509"/>
        </loext:char-complex-color>
      </style:text-properties>
    </style:style>
    <style:style style:name="T15" style:family="text">
      <style:text-properties fo:color="#262626" loext:opacity="100%" fo:font-family="'Montserrat Light'" style:font-family-generic="swiss" style:font-pitch="variable" fo:font-size="12pt" fo:letter-spacing="0.0417in" style:font-size-asian="12pt" style:font-name-complex="Open Sans" style:font-size-complex="9.5pt">
        <loext:char-complex-color loext:theme-type="dark1" loext:color-type="theme">
          <loext:transformation loext:type="tint" loext:value="1490"/>
        </loext:char-complex-color>
      </style:text-properties>
    </style:style>
    <style:style style:name="T16" style:family="text">
      <style:text-properties fo:color="#262626" loext:opacity="100%">
        <loext:char-complex-color loext:theme-type="dark1" loext:color-type="theme">
          <loext:transformation loext:type="tint" loext:value="1490"/>
        </loext:char-complex-color>
      </style:text-properties>
    </style:style>
    <style:style style:name="T17" style:family="text">
      <style:text-properties fo:text-transform="uppercase" fo:color="#595959" loext:opacity="100%" style:font-name="Nunito Sans" fo:font-size="9pt" fo:letter-spacing="0.0071in"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18" style:family="text">
      <style:text-properties fo:color="#595959" loext:opacity="100%" style:font-name="Nunito Sans" fo:font-size="9pt" fo:language="es" fo:country="ES" style:font-size-asian="9pt" style:font-name-complex="Open Sans" style:font-size-complex="9pt">
        <loext:char-complex-color loext:theme-type="dark1" loext:color-type="theme">
          <loext:transformation loext:type="tint" loext:value="3490"/>
        </loext:char-complex-color>
      </style:text-properties>
    </style:style>
    <style:style style:name="T19" style:family="text">
      <style:text-properties fo:color="#595959" loext:opacity="100%" style:font-name="Nunito Sans" fo:font-size="5pt" fo:language="es" fo:country="ES" style:font-size-asian="5pt" style:font-name-complex="Open Sans" style:font-size-complex="3pt">
        <loext:char-complex-color loext:theme-type="dark1" loext:color-type="theme">
          <loext:transformation loext:type="tint" loext:value="3490"/>
        </loext:char-complex-color>
      </style:text-properties>
    </style:style>
    <style:style style:name="T20" style:family="text">
      <style:text-properties fo:color="#595959" loext:opacity="100%" style:font-name="Nunito Sans" fo:font-size="9pt" fo:language="en" fo:country="US" style:font-size-asian="9pt" style:font-name-complex="Open Sans" style:font-size-complex="9.5pt">
        <loext:char-complex-color loext:theme-type="dark1" loext:color-type="theme">
          <loext:transformation loext:type="tint" loext:value="3490"/>
        </loext:char-complex-color>
      </style:text-properties>
    </style:style>
    <style:style style:name="T21" style:family="text">
      <style:text-properties fo:color="#595959" loext:opacity="100%" style:font-name="Nunito Sans" fo:font-size="9pt" fo:language="en" fo:country="US" style:font-name-asian="Calibri2" style:font-size-asian="9pt" style:language-asian="en" style:country-asian="US" style:font-name-complex="Open Sans" style:font-size-complex="9.5pt">
        <loext:char-complex-color loext:theme-type="dark1" loext:color-type="theme">
          <loext:transformation loext:type="tint" loext:value="3490"/>
        </loext:char-complex-color>
      </style:text-properties>
    </style:style>
    <style:style style:name="T22" style:family="text">
      <style:text-properties fo:color="#595959" loext:opacity="100%" style:font-name="Nunito Sans" fo:font-size="9pt" fo:language="en" fo:country="US" fo:font-weight="bold" style:font-name-asian="Calibri2" style:font-size-asian="9pt" style:language-asian="en" style:country-asian="US"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23" style:family="text">
      <style:text-properties fo:color="#595959" loext:opacity="100%" style:font-name="Nunito Sans" fo:font-size="9pt" fo:language="en" fo:country="US" fo:font-style="italic" fo:font-weight="bold" style:font-name-asian="Calibri2" style:font-size-asian="9pt" style:language-asian="en" style:country-asian="US" style:font-style-asian="italic" style:font-weight-asian="bold" style:font-name-complex="Open Sans" style:font-size-complex="9.5pt" style:font-style-complex="italic" style:font-weight-complex="bold">
        <loext:char-complex-color loext:theme-type="dark1" loext:color-type="theme">
          <loext:transformation loext:type="tint" loext:value="3490"/>
        </loext:char-complex-color>
      </style:text-properties>
    </style:style>
    <style:style style:name="T24" style:family="text">
      <style:text-properties fo:color="#595959" loext:opacity="100%" style:font-name="Nunito Sans" fo:font-size="9pt" fo:language="en" fo:country="US" fo:font-style="italic" style:font-name-asian="Calibri2" style:font-size-asian="9pt" style:language-asian="en" style:country-asian="US" style:font-style-asian="italic" style:font-name-complex="Open Sans" style:font-size-complex="9.5pt" style:font-style-complex="italic">
        <loext:char-complex-color loext:theme-type="dark1" loext:color-type="theme">
          <loext:transformation loext:type="tint" loext:value="3490"/>
        </loext:char-complex-color>
      </style:text-properties>
    </style:style>
    <style:style style:name="T25" style:family="text">
      <style:text-properties fo:color="#262626" loext:opacity="100%" style:font-name="Nunito Sans Light" fo:font-size="9pt" style:font-size-asian="9pt" style:font-name-complex="Open Sans" style:font-size-complex="9.5pt">
        <loext:char-complex-color loext:theme-type="dark1" loext:color-type="theme">
          <loext:transformation loext:type="tint" loext:value="1490"/>
        </loext:char-complex-color>
      </style:text-properties>
    </style:style>
    <style:style style:name="T26" style:family="text">
      <style:text-properties fo:color="#595959" loext:opacity="100%" style:font-name="Nunito Sans" fo:font-size="5pt" style:font-size-asian="5pt" style:font-name-complex="Open Sans" style:font-size-complex="3pt">
        <loext:char-complex-color loext:theme-type="dark1" loext:color-type="theme">
          <loext:transformation loext:type="tint" loext:value="3490"/>
        </loext:char-complex-color>
      </style:text-properties>
    </style:style>
    <style:style style:name="T27" style:family="text">
      <style:text-properties fo:color="#0d0d0d" loext:opacity="100%">
        <loext:char-complex-color loext:theme-type="dark1" loext:color-type="theme">
          <loext:transformation loext:type="tint" loext:value="509"/>
        </loext:char-complex-color>
      </style:text-properties>
    </style:style>
    <style:style style:name="T28" style:family="text">
      <style:text-properties fo:text-transform="uppercase" fo:color="#404040" loext:opacity="100%" fo:font-family="'Nunito Sans SemiBold'" style:font-family-generic="swiss" style:font-pitch="variable" fo:font-size="9pt" fo:letter-spacing="0.0071in" style:font-size-asian="9pt" style:font-name-complex="Open Sans" style:font-size-complex="9.5pt">
        <loext:char-complex-color loext:theme-type="dark1" loext:color-type="theme">
          <loext:transformation loext:type="tint" loext:value="2509"/>
        </loext:char-complex-color>
      </style:text-properties>
    </style:style>
    <style:style style:name="T29" style:family="text">
      <style:text-properties fo:color="#0d0d0d" loext:opacity="100%" style:font-name="Nunito Sans Light" fo:font-size="9pt" style:font-size-asian="9pt" style:font-name-complex="Open Sans" style:font-size-complex="9.5pt">
        <loext:char-complex-color loext:theme-type="dark1" loext:color-type="theme">
          <loext:transformation loext:type="tint" loext:value="509"/>
        </loext:char-complex-color>
      </style:text-properties>
    </style:style>
    <style:style style:name="T30" style:family="text">
      <style:text-properties fo:color="#595959" loext:opacity="100%" style:font-name="Nunito Sans" fo:font-size="9pt" fo:font-weight="bold" style:font-size-asian="9pt" style:font-weight-asian="bold" style:font-name-complex="Open Sans" style:font-size-complex="9.5pt" style:font-weight-complex="bold">
        <loext:char-complex-color loext:theme-type="dark1" loext:color-type="theme">
          <loext:transformation loext:type="tint" loext:value="3490"/>
        </loext:char-complex-color>
      </style:text-properties>
    </style:style>
    <style:style style:name="T31" style:family="text">
      <style:text-properties fo:text-transform="uppercase" fo:color="#0d0d0d" loext:opacity="100%" style:font-name="Lato Semibold" fo:letter-spacing="0.028in" style:font-name-complex="Open Sans" style:font-size-complex="12pt">
        <loext:char-complex-color loext:theme-type="dark1" loext:color-type="theme">
          <loext:transformation loext:type="tint" loext:value="509"/>
        </loext:char-complex-color>
      </style:text-properties>
    </style:style>
    <style:style style:name="T32" style:family="text">
      <style:text-properties fo:color="#262626" loext:opacity="100%" style:font-name="Nunito Sans Light" fo:font-size="6pt" style:font-size-asian="6pt" style:font-name-complex="Open Sans" style:font-size-complex="9pt">
        <loext:char-complex-color loext:theme-type="dark1" loext:color-type="theme">
          <loext:transformation loext:type="tint" loext:value="1490"/>
        </loext:char-complex-color>
      </style:text-properties>
    </style:style>
    <style:style style:name="T33" style:family="text">
      <style:text-properties fo:color="#0d0d0d" loext:opacity="100%" style:font-name="Nunito Sans" fo:font-size="12pt" style:font-size-asian="12pt" style:font-name-complex="Open Sans" style:font-size-complex="9.5pt">
        <loext:char-complex-color loext:theme-type="dark1" loext:color-type="theme">
          <loext:transformation loext:type="tint" loext:value="509"/>
        </loext:char-complex-color>
      </style:text-properties>
    </style:style>
    <style:style style:name="T34" style:family="text">
      <style:text-properties fo:color="#595959" loext:opacity="100%" style:font-name="Nunito Sans" fo:font-size="9pt" fo:letter-spacing="0.0071in" style:font-size-asian="9pt" style:font-name-complex="Open Sans" style:font-size-complex="9.5pt">
        <loext:char-complex-color loext:theme-type="dark1" loext:color-type="theme">
          <loext:transformation loext:type="tint" loext:value="3490"/>
        </loext:char-complex-color>
      </style:text-properties>
    </style:style>
    <style:style style:name="T35" style:family="text">
      <style:text-properties fo:color="#0d0d0d" loext:opacity="100%" style:font-name="Lato Light" fo:font-size="9.5pt" style:font-size-asian="9.5pt" style:font-name-complex="Open Sans" style:font-size-complex="9.5pt">
        <loext:char-complex-color loext:theme-type="dark1" loext:color-type="theme">
          <loext:transformation loext:type="tint" loext:value="509"/>
        </loext:char-complex-color>
      </style:text-properties>
    </style:style>
    <style:style style:name="T36" style:family="text">
      <style:text-properties fo:text-transform="uppercase" fo:color="#0d0d0d" loext:opacity="100%" style:font-name="Lato Light" fo:font-size="9.5pt" fo:letter-spacing="0.0484in" style:font-size-asian="9.5pt" style:font-name-complex="Open Sans" style:font-size-complex="9.5pt">
        <loext:char-complex-color loext:theme-type="dark1" loext:color-type="theme">
          <loext:transformation loext:type="tint" loext:value="509"/>
        </loext:char-complex-color>
      </style:text-properties>
    </style:style>
    <style:style style:name="T37" style:family="text">
      <style:text-properties fo:color="#0d0d0d" loext:opacity="100%" style:font-name="Nunito Sans Light" fo:font-size="12pt" style:font-size-asian="12pt" style:font-name-complex="Open Sans" style:font-size-complex="9pt">
        <loext:char-complex-color loext:theme-type="dark1" loext:color-type="theme">
          <loext:transformation loext:type="tint" loext:value="509"/>
        </loext:char-complex-color>
      </style:text-properties>
    </style:style>
    <style:style style:name="T38" style:family="text">
      <style:text-properties fo:text-transform="uppercase" fo:color="#595959" loext:opacity="100%" style:font-name="Nunito Sans" fo:font-size="9pt" fo:letter-spacing="0.0071in" fo:font-weight="bold" style:font-size-asian="9pt" style:font-weight-asian="bold" style:font-name-complex="Open Sans" style:font-size-complex="9.5pt">
        <loext:char-complex-color loext:theme-type="dark1" loext:color-type="theme">
          <loext:transformation loext:type="tint" loext:value="3490"/>
        </loext:char-complex-color>
      </style:text-properties>
    </style:style>
    <style:style style:name="T39" style:family="text">
      <style:text-properties fo:text-transform="uppercase" fo:color="#595959" loext:opacity="100%" style:font-name="Nunito Sans" fo:font-size="9pt" fo:letter-spacing="0.0071in" fo:language="es" fo:country="ES" fo:font-weight="bold" style:font-size-asian="9pt" style:font-weight-asian="bold" style:font-name-complex="Open Sans" style:font-size-complex="8pt">
        <loext:char-complex-color loext:theme-type="dark1" loext:color-type="theme">
          <loext:transformation loext:type="tint" loext:value="3490"/>
        </loext:char-complex-color>
      </style:text-properties>
    </style:style>
    <style:style style:name="T40" style:family="text">
      <style:text-properties fo:color="#595959" loext:opacity="100%" style:font-name="Nunito Sans" fo:font-size="9pt" fo:language="es" fo:country="ES" style:font-size-asian="9pt" style:font-name-complex="Open Sans" style:font-size-complex="9.5pt">
        <loext:char-complex-color loext:theme-type="dark1" loext:color-type="theme">
          <loext:transformation loext:type="tint" loext:value="3490"/>
        </loext:char-complex-color>
      </style:text-properties>
    </style:style>
    <style:style style:name="T41" style:family="text">
      <style:text-properties fo:color="#0d0d0d" loext:opacity="100%" style:font-name="Lato Light" fo:font-size="9pt" fo:language="es" fo:country="ES" style:font-size-asian="9pt" style:font-name-complex="Open Sans" style:font-size-complex="9pt">
        <loext:char-complex-color loext:theme-type="dark1" loext:color-type="theme">
          <loext:transformation loext:type="tint" loext:value="509"/>
        </loext:char-complex-color>
      </style:text-properties>
    </style:style>
    <style:style style:name="gr1" style:family="graphic">
      <style:graphic-properties draw:stroke="none" svg:stroke-width="0.028in" svg:stroke-linecap="butt" draw:fill="solid" draw:fill-color="#f5f5f5" draw:textarea-vertical-align="top" draw:auto-grow-height="false" fo:min-height="11.5839in" fo:min-width="2.8283in" fo:padding-top="0.0492in" fo:padding-bottom="0.0492in" fo:padding-left="0.0984in" fo:padding-right="0.0984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0209in" draw:fill="none" loext:fill-use-slide-background="false" draw:textarea-vertical-align="top" draw:auto-grow-height="false" fo:min-height="1.3811in" fo:min-width="2.3717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2118in" fo:min-width="3.520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svg:stroke-color="#d9d9d9" draw:stroke-linejoin="round" draw:fill="none" loext:fill-use-slide-background="false" draw:textarea-vertical-align="top" draw:auto-grow-height="false" fo:min-height="0in" fo:min-width="5.4311in" fo:padding-top="0.0492in" fo:padding-bottom="0.0492in" fo:padding-left="0.0984in" fo:padding-right="0.0984in" fo:wrap-option="wrap" loext:decorative="false" fo:margin-left="0.0102in" fo:margin-right="0.011in" fo:margin-top="0.011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1.4764in" fo:min-width="4.474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472in" fo:min-width="2.28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3929in" fo:min-width="2.0134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draw:fill="solid" draw:fill-color="#666666" draw:textarea-vertical-align="top" draw:auto-grow-height="false" fo:min-height="0.1417in" fo:min-width="0.0425in" fo:padding-top="0.0492in" fo:padding-bottom="0.0492in" fo:padding-left="0.0984in" fo:padding-right="0.0984in" fo:wrap-option="wrap" loext:decorative="false" fo:margin-left="0.0016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loext:fill-use-slide-background="false" draw:textarea-vertical-align="top" draw:auto-grow-height="false" fo:min-height="0.1862in" fo:min-width="3.3319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draw:fill="solid" draw:fill-color="#666666" draw:textarea-vertical-align="top" draw:auto-grow-height="false" fo:min-height="0.1409in" fo:min-width="0.0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in" draw:fill="solid" draw:fill-color="#666666" draw:textarea-vertical-align="top" draw:auto-grow-height="false" fo:min-height="0.1409in" fo:min-width="0.0409in" fo:padding-top="0.0492in" fo:padding-bottom="0.0492in" fo:padding-left="0.0984in" fo:padding-right="0.0984in" fo:wrap-option="wrap" loext:decorative="false" fo:margin-left="0.1244in" fo:margin-right="0.0953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draw:fill="solid" draw:fill-color="#666666" draw:textarea-vertical-align="top" draw:auto-grow-height="false" fo:min-height="0.1398in" fo:min-width="0.040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in" draw:fill="none" loext:fill-use-slide-background="false" draw:textarea-vertical-align="top" draw:auto-grow-height="false" fo:min-height="8.1465in" fo:min-width="4.5307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595959" draw:textarea-vertical-align="top" draw:auto-grow-height="false" fo:min-height="0.1492in" fo:min-width="0.0575in" fo:padding-top="0.0492in" fo:padding-bottom="0.0492in" fo:padding-left="0.0984in" fo:padding-right="0.0984in" fo:wrap-option="wrap" loext:decorative="false"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mod" loext:value="6500"/>
          <loext:transformation loext:type="lumoff" loext:value="3500"/>
        </loext:fill-complex-color>
      </style:graphic-properties>
    </style:style>
    <style:style style:name="gr15"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none" loext:fill-use-slide-background="false" draw:textarea-vertical-align="top" draw:auto-grow-height="false" fo:min-height="2.3283in" fo:min-width="2.1819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1in" fo:margin-right="0.0102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4.4673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5f5f5" draw:textarea-vertical-align="top" draw:auto-grow-height="false" fo:min-height="11.6008in" fo:min-width="2.8083in" fo:padding-top="0.0492in" fo:padding-bottom="0.0492in" fo:padding-left="0.0984in" fo:padding-right="0.0984in" fo:wrap-option="wrap" loext:decorative="false" fo:margin-left="0in" fo:margin-right="0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1.1102in" fo:min-width="2.046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loext:fill-use-slide-background="false" draw:textarea-vertical-align="top" draw:auto-grow-height="false" fo:min-height="0.1862in" fo:min-width="4.3736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none" loext:fill-use-slide-background="false" draw:textarea-vertical-align="top" draw:auto-grow-height="false" fo:min-height="6.3083in" fo:min-width="4.5161in" fo:padding-top="0in" fo:padding-bottom="0in" fo:padding-left="0in" fo:padding-right="0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bfbfb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0102in" fo:margin-right="0.011in" fo:margin-top="0.011in" fo:margin-bottom="0.0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in" draw:fill="none" loext:fill-use-slide-background="false" draw:textarea-vertical-align="top" draw:auto-grow-height="false" fo:min-height="1.3646in" fo:min-width="2.2028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28in" svg:stroke-linecap="butt" draw:fill="solid" draw:fill-color="#f5f5f5" draw:textarea-vertical-align="top" draw:auto-grow-height="false" fo:min-height="0.2764in" fo:min-width="5.3118in" fo:padding-top="0.0492in" fo:padding-bottom="0.0492in" fo:padding-left="0.0984in" fo:padding-right="0.0984in" fo:wrap-option="wrap" loext:decorative="false" fo:margin-left="0in" fo:margin-right="0in" fo:margin-top="0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in" draw:fill="none" loext:fill-use-slide-background="false" draw:textarea-vertical-align="top" draw:auto-grow-height="false" fo:min-height="2.8874in" fo:min-width="4.4681in" fo:padding-top="0in" fo:padding-bottom="0in" fo:padding-left="0in" fo:padding-right="0in" fo:wrap-option="wrap" loext:decorative="false" fo:margin-left="0.0008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none" loext:fill-use-slide-background="false" draw:textarea-vertical-align="top" draw:auto-grow-height="false" fo:min-height="0.2311in" fo:min-width="4.022in" fo:padding-top="0in" fo:padding-bottom="0in" fo:padding-left="0in" fo:padding-right="0in" fo:wrap-option="wrap" loext:decorative="false"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2" draw:name="Rectangle 21" draw:style-name="gr1" draw:text-style-name="P3" svg:width="3.0252in" svg:height="11.6823in" svg:x="-0.0264in" svg:y="0.1382in"><text:p text:style-name="P2"/><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245" draw:style-name="gr2" draw:text-style-name="P6" svg:width="2.3713in" svg:height="1.3807in" svg:x="0.5366in" svg:y="0.0102in"><text:p text:style-name="P4" loext:marker-style-name="T1"><text:span text:style-name="T1">Antonio</text:span><text:span text:style-name="T1"/></text:p><text:p text:style-name="P5" loext:marker-style-name="T1"><text:span text:style-name="T1">Silvá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246" draw:style-name="gr3" draw:text-style-name="P6" svg:width="3.5197in" svg:height="0.2114in" svg:x="3.3937in" svg:y="0.1772in"><text:p text:style-name="P4" loext:marker-style-name="T2"><text:span text:style-name="T2">professional profile</text:span><text:span text:style-name="T2"/></text:p><text:p text:style-name="P7" loext:marker-style-name="T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0" draw:name="AutoShape 403" draw:style-name="gr4" draw:text-style-name="P8" svg:width="5.628in" svg:height="0.0012in" svg:x="3.3929in" svg:y="0.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Text Box 246" draw:style-name="gr5" draw:text-style-name="P6" svg:width="4.474in" svg:height="1.476in" svg:x="3.4047in" svg:y="0.328in"><text:p text:style-name="P9" loext:marker-style-name="T4"><text:span text:style-name="T5">Experienced and passionate software engineer with 20+ years in full-stack development and technical leadership. Specialized in building scalable, high-performance applications using React, Java, and Spring Boot. Proven track record in migrating legacy systems to cloud-native infrastructure (Kubernetes), leading cross-functional teams, and aligning development with business goals. Open to international and fully remote opportunities.</text:span><text:span text:style-name="T4"/></text:p><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6" draw:name="Text Box 245" draw:style-name="gr6" draw:text-style-name="P6" svg:width="2.2886in" svg:height="0.3469in" svg:x="0.5811in" svg:y="0.0634in"><text:p text:style-name="P4" loext:marker-style-name="T7"><text:span text:style-name="T8">SENIOR FULL STACK ENGINEER</text:span><text:span text:style-name="T7"/></text:p><text:p text:style-name="P10" loext:marker-style-name="T7"/><text:p text:style-name="P11" loext:marker-style-name="T7"/><text:p text:style-name="P12" loext:marker-style-name="T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draw:custom-shape text:anchor-type="char" draw:z-index="8" draw:name="Text Box 340" draw:style-name="gr7" draw:text-style-name="P6" svg:width="2.013in" svg:height="1.3925in" svg:x="0.8543in" svg:y="0.1866in"><text:p text:style-name="P13" loext:marker-style-name="T9"><text:span text:style-name="T9">+34 686 758 730</text:span><text:span text:style-name="T9"/></text:p><text:p text:style-name="P14" loext:marker-style-name="T10"/><text:p text:style-name="P13" loext:marker-style-name="T11"><text:span text:style-name="T11">toni.silvan.online@gmail.com</text:span><text:span text:style-name="T11"/></text:p><text:p text:style-name="P15" loext:marker-style-name="T12"/><text:p text:style-name="P13" loext:marker-style-name="T11"><text:span text:style-name="T11">Gijón, Asturias, Spain</text:span><text:span text:style-name="T11"/></text:p><text:p text:style-name="P15" loext:marker-style-name="T12"/><text:p text:style-name="P16" loext:marker-style-name="T11"><text:span text:style-name="T11">linkedin.com/in/antoniosilvan</text:span></text:p><text:p text:style-name="P17" loext:marker-style-name="T13"/><text:p text:style-name="P13" loext:marker-style-name="T11"><text:span text:style-name="T11">github.com/tonisilvan</text:span><text:span text:style-name="T11"/></text:p><text:p text:style-name="P18" loext:marker-style-name="T14"/><text:p text:style-name="P19" loext:marker-style-name="T1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eeform 31" draw:style-name="gr8" draw:text-style-name="P20" svg:width="0.2386in" svg:height="0.2394in" svg:x="0.5827in" svg:y="0.1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drawooo:sub-view-size="4700 4711" draw:text-areas="?f0 ?f2 ?f1 ?f3" svg:viewBox="0 0 0 0" draw:type="ooxml-non-primitive" draw:enhanced-path="M 2344 0 L 2344 0 C 1053 0 0 1053 0 2355 0 3657 1053 4710 2344 4710 3646 4710 4699 3657 4699 2355 4699 1053 3646 0 2344 0 Z M 3589 3431 L 3589 3431 C 3408 3623 3408 3623 3408 3623 3374 3657 3272 3680 3272 3680 2672 3680 2095 3442 1676 3023 1257 2604 1019 2027 1030 1426 1030 1426 1042 1336 1075 1302 1268 1110 1268 1110 1268 1110 1336 1042 1472 1008 1562 1042 1608 1053 1608 1053 1608 1053 1698 1087 1789 1189 1823 1279 1913 1630 1913 1630 1913 1630 1936 1721 1902 1857 1834 1925 1709 2049 1709 2049 1709 2049 1834 2514 2196 2864 2649 2989 2774 2864 2774 2864 2774 2864 2842 2797 2978 2763 3068 2785 3419 2887 3419 2887 3419 2887 3510 2910 3612 3012 3646 3102 3657 3136 3657 3136 3657 3136 3691 3227 3657 3363 3589 3431 Z M 3589 3431 L 3589 3431 Z N"><draw:equation draw:name="f0" draw:formula="0*logwidth/123480"/><draw:equation draw:name="f1" draw:formula="123840*logwidth/123480"/><draw:equation draw:name="f2" draw:formula="0*logheight/123840"/><draw:equation draw:name="f3" draw:formula="124200*logheight/123840"/><draw:equation draw:name="f4" draw:formula="2344*logwidth/4700"/><draw:equation draw:name="f5" draw:formula="0*logheight/4711"/><draw:equation draw:name="f6" draw:formula="2344*logwidth/4700"/><draw:equation draw:name="f7" draw:formula="0*logheight/4711"/><draw:equation draw:name="f8" draw:formula="0*logwidth/4700"/><draw:equation draw:name="f9" draw:formula="2355*logheight/4711"/><draw:equation draw:name="f10" draw:formula="2344*logwidth/4700"/><draw:equation draw:name="f11" draw:formula="4710*logheight/4711"/><draw:equation draw:name="f12" draw:formula="4699*logwidth/4700"/><draw:equation draw:name="f13" draw:formula="2355*logheight/4711"/><draw:equation draw:name="f14" draw:formula="2344*logwidth/4700"/><draw:equation draw:name="f15" draw:formula="0*logheight/4711"/><draw:equation draw:name="f16" draw:formula="3589*logwidth/4700"/><draw:equation draw:name="f17" draw:formula="3431*logheight/4711"/><draw:equation draw:name="f18" draw:formula="3589*logwidth/4700"/><draw:equation draw:name="f19" draw:formula="3431*logheight/4711"/><draw:equation draw:name="f20" draw:formula="3408*logwidth/4700"/><draw:equation draw:name="f21" draw:formula="3623*logheight/4711"/><draw:equation draw:name="f22" draw:formula="3272*logwidth/4700"/><draw:equation draw:name="f23" draw:formula="3680*logheight/4711"/><draw:equation draw:name="f24" draw:formula="1676*logwidth/4700"/><draw:equation draw:name="f25" draw:formula="3023*logheight/4711"/><draw:equation draw:name="f26" draw:formula="1030*logwidth/4700"/><draw:equation draw:name="f27" draw:formula="1426*logheight/4711"/><draw:equation draw:name="f28" draw:formula="1075*logwidth/4700"/><draw:equation draw:name="f29" draw:formula="1302*logheight/4711"/><draw:equation draw:name="f30" draw:formula="1268*logwidth/4700"/><draw:equation draw:name="f31" draw:formula="1110*logheight/4711"/><draw:equation draw:name="f32" draw:formula="1562*logwidth/4700"/><draw:equation draw:name="f33" draw:formula="1042*logheight/4711"/><draw:equation draw:name="f34" draw:formula="1608*logwidth/4700"/><draw:equation draw:name="f35" draw:formula="1053*logheight/4711"/><draw:equation draw:name="f36" draw:formula="1823*logwidth/4700"/><draw:equation draw:name="f37" draw:formula="1279*logheight/4711"/><draw:equation draw:name="f38" draw:formula="1913*logwidth/4700"/><draw:equation draw:name="f39" draw:formula="1630*logheight/4711"/><draw:equation draw:name="f40" draw:formula="1834*logwidth/4700"/><draw:equation draw:name="f41" draw:formula="1925*logheight/4711"/><draw:equation draw:name="f42" draw:formula="1709*logwidth/4700"/><draw:equation draw:name="f43" draw:formula="2049*logheight/4711"/><draw:equation draw:name="f44" draw:formula="2649*logwidth/4700"/><draw:equation draw:name="f45" draw:formula="2989*logheight/4711"/><draw:equation draw:name="f46" draw:formula="2774*logwidth/4700"/><draw:equation draw:name="f47" draw:formula="2864*logheight/4711"/><draw:equation draw:name="f48" draw:formula="3068*logwidth/4700"/><draw:equation draw:name="f49" draw:formula="2785*logheight/4711"/><draw:equation draw:name="f50" draw:formula="3419*logwidth/4700"/><draw:equation draw:name="f51" draw:formula="2887*logheight/4711"/><draw:equation draw:name="f52" draw:formula="3646*logwidth/4700"/><draw:equation draw:name="f53" draw:formula="3102*logheight/4711"/><draw:equation draw:name="f54" draw:formula="3657*logwidth/4700"/><draw:equation draw:name="f55" draw:formula="3136*logheight/4711"/><draw:equation draw:name="f56" draw:formula="3589*logwidth/4700"/><draw:equation draw:name="f57" draw:formula="3431*logheight/4711"/><draw:equation draw:name="f58" draw:formula="3589*logwidth/4700"/><draw:equation draw:name="f59" draw:formula="3431*logheight/4711"/><draw:equation draw:name="f60" draw:formula="3589*logwidth/4700"/><draw:equation draw:name="f61" draw:formula="3431*logheight/4711"/></draw:enhanced-geometry></draw:custom-shape></text:p>
      <text:p text:style-name="Standard"><draw:custom-shape text:anchor-type="char" draw:z-index="13" draw:name="Text Box 246" draw:style-name="gr9" draw:text-style-name="P6" svg:width="3.3315in" svg:height="0.1858in" svg:x="3.4091in" svg:y="0.2071in"><text:p text:style-name="P4" loext:marker-style-name="T2"><text:span text:style-name="T2">work experience</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eeform 46" draw:style-name="gr10" draw:text-style-name="P20" svg:width="0.2386in" svg:height="0.2386in" svg:x="0.5827in" svg:y="0.1047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3985 3987" draw:text-areas="?f0 ?f2 ?f1 ?f3" svg:viewBox="0 0 0 0" draw:type="ooxml-non-primitive" draw:enhanced-path="M 1993 3986 L 1993 3986 C 1811 3986 1630 3963 1461 3907 1291 3861 1132 3793 985 3714 838 3623 702 3522 589 3397 464 3284 362 3148 272 3001 181 2853 124 2695 68 2525 23 2355 0 2174 0 1993 0 1812 23 1631 68 1461 124 1291 181 1132 272 985 362 838 464 702 589 578 702 465 838 363 985 272 1132 181 1291 114 1461 68 1630 23 1811 0 1993 0 2264 0 2525 45 2763 159 3012 261 3227 408 3397 578 3578 759 3725 974 3827 1212 3929 1461 3984 1721 3984 1993 3984 2174 3963 2355 3918 2525 3861 2695 3793 2853 3714 3001 3623 3148 3521 3284 3397 3397 3284 3522 3148 3623 3001 3714 2853 3793 2695 3861 2525 3907 2355 3963 2174 3986 1993 3986 Z M 2955 1166 L 2955 1166 C 1064 1166 1064 1166 1064 1166 1041 1166 1030 1178 1019 1189 1008 1201 996 1212 996 1235 996 1449 996 1449 996 1449 996 1461 996 1461 1008 1461 2004 2027 2004 2027 2004 2027 2004 2038 2004 2038 2004 2038 2015 2038 2015 2038 2015 2027 2978 1461 2978 1461 2978 1461 2989 1461 2989 1461 2989 1461 3001 1461 3001 1461 3001 1461 3012 1461 3023 1449 3023 1438 3023 1235 3023 1235 3023 1235 3023 1212 3012 1201 3001 1189 2989 1178 2966 1166 2955 1166 Z M 1597 2016 L 1597 2016 C 1597 2016 1597 2016 1597 2005 L 1597 1993 C 1019 1665 1019 1665 1019 1665 L 1008 1665 C 996 1665 996 1676 996 1676 996 2536 996 2536 996 2536 996 2548 996 2548 1008 2548 1019 2548 1019 2548 1019 2548 L 1019 2548 1597 2016 Z M 2287 2084 L 2287 2084 C 2287 2072 2287 2072 2276 2084 2049 2208 2049 2208 2049 2208 2027 2219 1993 2219 1970 2208 1778 2095 1778 2095 1778 2095 1766 2095 1766 2095 1755 2095 1030 2774 1030 2774 1030 2774 1030 2774 1019 2786 1019 2797 1019 2797 1030 2797 1030 2808 1053 2808 1064 2808 1064 2808 2932 2808 2932 2808 2932 2808 2944 2808 2944 2808 2944 2808 2944 2797 2944 2786 2944 2786 L 2287 2084 Z M 3012 1653 L 3012 1653 C 2989 1653 2989 1653 2989 1653 2445 1970 2445 1970 2445 1970 L 2445 1982 C 2445 1993 2445 1993 2445 2005 2989 2582 2989 2582 2989 2582 2989 2593 3001 2593 3001 2593 3012 2593 3012 2593 3012 2593 3012 2582 3023 2582 3023 2582 3023 1665 3023 1665 3023 1665 L 3012 1653 Z M 3012 1653 L 3012 1653 Z N"><draw:equation draw:name="f0" draw:formula="0*logwidth/123480"/><draw:equation draw:name="f1" draw:formula="123840*logwidth/123480"/><draw:equation draw:name="f2" draw:formula="0*logheight/123480"/><draw:equation draw:name="f3" draw:formula="123840*logheight/123480"/><draw:equation draw:name="f4" draw:formula="1993*logwidth/3985"/><draw:equation draw:name="f5" draw:formula="3986*logheight/3987"/><draw:equation draw:name="f6" draw:formula="985*logwidth/3985"/><draw:equation draw:name="f7" draw:formula="3714*logheight/3987"/><draw:equation draw:name="f8" draw:formula="272*logwidth/3985"/><draw:equation draw:name="f9" draw:formula="3001*logheight/3987"/><draw:equation draw:name="f10" draw:formula="0*logwidth/3985"/><draw:equation draw:name="f11" draw:formula="1993*logheight/3987"/><draw:equation draw:name="f12" draw:formula="272*logwidth/3985"/><draw:equation draw:name="f13" draw:formula="985*logheight/3987"/><draw:equation draw:name="f14" draw:formula="985*logwidth/3985"/><draw:equation draw:name="f15" draw:formula="272*logheight/3987"/><draw:equation draw:name="f16" draw:formula="1993*logwidth/3985"/><draw:equation draw:name="f17" draw:formula="0*logheight/3987"/><draw:equation draw:name="f18" draw:formula="3397*logwidth/3985"/><draw:equation draw:name="f19" draw:formula="578*logheight/3987"/><draw:equation draw:name="f20" draw:formula="3984*logwidth/3985"/><draw:equation draw:name="f21" draw:formula="1993*logheight/3987"/><draw:equation draw:name="f22" draw:formula="3714*logwidth/3985"/><draw:equation draw:name="f23" draw:formula="3001*logheight/3987"/><draw:equation draw:name="f24" draw:formula="3001*logwidth/3985"/><draw:equation draw:name="f25" draw:formula="3714*logheight/3987"/><draw:equation draw:name="f26" draw:formula="1993*logwidth/3985"/><draw:equation draw:name="f27" draw:formula="3986*logheight/3987"/><draw:equation draw:name="f28" draw:formula="2955*logwidth/3985"/><draw:equation draw:name="f29" draw:formula="1166*logheight/3987"/><draw:equation draw:name="f30" draw:formula="1019*logwidth/3985"/><draw:equation draw:name="f31" draw:formula="1189*logheight/3987"/><draw:equation draw:name="f32" draw:formula="996*logwidth/3985"/><draw:equation draw:name="f33" draw:formula="1449*logheight/3987"/><draw:equation draw:name="f34" draw:formula="2004*logwidth/3985"/><draw:equation draw:name="f35" draw:formula="2027*logheight/3987"/><draw:equation draw:name="f36" draw:formula="2015*logwidth/3985"/><draw:equation draw:name="f37" draw:formula="2027*logheight/3987"/><draw:equation draw:name="f38" draw:formula="2989*logwidth/3985"/><draw:equation draw:name="f39" draw:formula="1461*logheight/3987"/><draw:equation draw:name="f40" draw:formula="3023*logwidth/3985"/><draw:equation draw:name="f41" draw:formula="1438*logheight/3987"/><draw:equation draw:name="f42" draw:formula="3001*logwidth/3985"/><draw:equation draw:name="f43" draw:formula="1189*logheight/3987"/><draw:equation draw:name="f44" draw:formula="1597*logwidth/3985"/><draw:equation draw:name="f45" draw:formula="2016*logheight/3987"/><draw:equation draw:name="f46" draw:formula="1597*logwidth/3985"/><draw:equation draw:name="f47" draw:formula="2005*logheight/3987"/><draw:equation draw:name="f48" draw:formula="1019*logwidth/3985"/><draw:equation draw:name="f49" draw:formula="1665*logheight/3987"/><draw:equation draw:name="f50" draw:formula="996*logwidth/3985"/><draw:equation draw:name="f51" draw:formula="1676*logheight/3987"/><draw:equation draw:name="f52" draw:formula="1008*logwidth/3985"/><draw:equation draw:name="f53" draw:formula="2548*logheight/3987"/><draw:equation draw:name="f54" draw:formula="1019*logwidth/3985"/><draw:equation draw:name="f55" draw:formula="2548*logheight/3987"/><draw:equation draw:name="f56" draw:formula="2287*logwidth/3985"/><draw:equation draw:name="f57" draw:formula="2084*logheight/3987"/><draw:equation draw:name="f58" draw:formula="2276*logwidth/3985"/><draw:equation draw:name="f59" draw:formula="2084*logheight/3987"/><draw:equation draw:name="f60" draw:formula="1970*logwidth/3985"/><draw:equation draw:name="f61" draw:formula="2208*logheight/3987"/><draw:equation draw:name="f62" draw:formula="1755*logwidth/3985"/><draw:equation draw:name="f63" draw:formula="2095*logheight/3987"/><draw:equation draw:name="f64" draw:formula="1019*logwidth/3985"/><draw:equation draw:name="f65" draw:formula="2797*logheight/3987"/><draw:equation draw:name="f66" draw:formula="1064*logwidth/3985"/><draw:equation draw:name="f67" draw:formula="2808*logheight/3987"/><draw:equation draw:name="f68" draw:formula="2944*logwidth/3985"/><draw:equation draw:name="f69" draw:formula="2808*logheight/3987"/><draw:equation draw:name="f70" draw:formula="2287*logwidth/3985"/><draw:equation draw:name="f71" draw:formula="2084*logheight/3987"/><draw:equation draw:name="f72" draw:formula="3012*logwidth/3985"/><draw:equation draw:name="f73" draw:formula="1653*logheight/3987"/><draw:equation draw:name="f74" draw:formula="2445*logwidth/3985"/><draw:equation draw:name="f75" draw:formula="1970*logheight/3987"/><draw:equation draw:name="f76" draw:formula="2445*logwidth/3985"/><draw:equation draw:name="f77" draw:formula="2005*logheight/3987"/><draw:equation draw:name="f78" draw:formula="3001*logwidth/3985"/><draw:equation draw:name="f79" draw:formula="2593*logheight/3987"/><draw:equation draw:name="f80" draw:formula="3023*logwidth/3985"/><draw:equation draw:name="f81" draw:formula="2582*logheight/3987"/><draw:equation draw:name="f82" draw:formula="3012*logwidth/3985"/><draw:equation draw:name="f83" draw:formula="1653*logheight/3987"/><draw:equation draw:name="f84" draw:formula="3012*logwidth/3985"/><draw:equation draw:name="f85" draw:formula="1653*logheight/3987"/></draw:enhanced-geometry></draw:custom-shape></text:p>
      <text:p text:style-name="P21" loext:marker-style-name="T16"><draw:custom-shape text:anchor-type="char" draw:z-index="18" draw:name="Freeform 177" draw:style-name="gr11" draw:text-style-name="P20" svg:width="0.237in" svg:height="0.2386in" svg:x="0.5827in" svg:y="0.3484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drawooo:sub-view-size="384 384" draw:text-areas="?f0 ?f2 ?f1 ?f3" svg:viewBox="0 0 0 0" draw:type="ooxml-non-primitive" draw:enhanced-path="M 192 0 C 86 0 0 86 0 192 0 298 86 384 192 384 298 384 384 298 384 192 384 86 298 0 192 0 Z M 145 271 C 106 271 106 271 106 271 106 146 106 146 106 146 145 146 145 146 145 146 L 145 271 Z M 125 131 C 113 131 105 122 105 112 105 101 113 92 126 92 138 92 146 101 146 112 146 122 138 131 125 131 Z M 287 271 C 248 271 248 271 248 271 248 202 248 202 248 202 248 186 242 175 228 175 217 175 211 182 208 190 207 192 207 196 207 199 207 271 207 271 207 271 168 271 168 271 168 271 168 186 168 186 168 186 168 171 168 158 167 146 201 146 201 146 201 146 203 164 203 164 203 164 203 164 203 164 203 164 208 156 221 144 242 144 268 144 287 161 287 198 L 287 271 Z N"><draw:equation draw:name="f0" draw:formula="0*logwidth/122760"/><draw:equation draw:name="f1" draw:formula="123120*logwidth/122760"/><draw:equation draw:name="f2" draw:formula="0*logheight/123480"/><draw:equation draw:name="f3" draw:formula="123840*logheight/123480"/><draw:equation draw:name="f4" draw:formula="192*logwidth/384"/><draw:equation draw:name="f5" draw:formula="0*logheight/384"/><draw:equation draw:name="f6" draw:formula="0*logwidth/384"/><draw:equation draw:name="f7" draw:formula="192*logheight/384"/><draw:equation draw:name="f8" draw:formula="192*logwidth/384"/><draw:equation draw:name="f9" draw:formula="384*logheight/384"/><draw:equation draw:name="f10" draw:formula="384*logwidth/384"/><draw:equation draw:name="f11" draw:formula="192*logheight/384"/><draw:equation draw:name="f12" draw:formula="192*logwidth/384"/><draw:equation draw:name="f13" draw:formula="0*logheight/384"/><draw:equation draw:name="f14" draw:formula="145*logwidth/384"/><draw:equation draw:name="f15" draw:formula="271*logheight/384"/><draw:equation draw:name="f16" draw:formula="106*logwidth/384"/><draw:equation draw:name="f17" draw:formula="271*logheight/384"/><draw:equation draw:name="f18" draw:formula="106*logwidth/384"/><draw:equation draw:name="f19" draw:formula="146*logheight/384"/><draw:equation draw:name="f20" draw:formula="145*logwidth/384"/><draw:equation draw:name="f21" draw:formula="146*logheight/384"/><draw:equation draw:name="f22" draw:formula="145*logwidth/384"/><draw:equation draw:name="f23" draw:formula="271*logheight/384"/><draw:equation draw:name="f24" draw:formula="125*logwidth/384"/><draw:equation draw:name="f25" draw:formula="131*logheight/384"/><draw:equation draw:name="f26" draw:formula="105*logwidth/384"/><draw:equation draw:name="f27" draw:formula="112*logheight/384"/><draw:equation draw:name="f28" draw:formula="126*logwidth/384"/><draw:equation draw:name="f29" draw:formula="92*logheight/384"/><draw:equation draw:name="f30" draw:formula="146*logwidth/384"/><draw:equation draw:name="f31" draw:formula="112*logheight/384"/><draw:equation draw:name="f32" draw:formula="125*logwidth/384"/><draw:equation draw:name="f33" draw:formula="131*logheight/384"/><draw:equation draw:name="f34" draw:formula="287*logwidth/384"/><draw:equation draw:name="f35" draw:formula="271*logheight/384"/><draw:equation draw:name="f36" draw:formula="248*logwidth/384"/><draw:equation draw:name="f37" draw:formula="271*logheight/384"/><draw:equation draw:name="f38" draw:formula="248*logwidth/384"/><draw:equation draw:name="f39" draw:formula="202*logheight/384"/><draw:equation draw:name="f40" draw:formula="228*logwidth/384"/><draw:equation draw:name="f41" draw:formula="175*logheight/384"/><draw:equation draw:name="f42" draw:formula="208*logwidth/384"/><draw:equation draw:name="f43" draw:formula="190*logheight/384"/><draw:equation draw:name="f44" draw:formula="207*logwidth/384"/><draw:equation draw:name="f45" draw:formula="199*logheight/384"/><draw:equation draw:name="f46" draw:formula="207*logwidth/384"/><draw:equation draw:name="f47" draw:formula="271*logheight/384"/><draw:equation draw:name="f48" draw:formula="168*logwidth/384"/><draw:equation draw:name="f49" draw:formula="271*logheight/384"/><draw:equation draw:name="f50" draw:formula="168*logwidth/384"/><draw:equation draw:name="f51" draw:formula="186*logheight/384"/><draw:equation draw:name="f52" draw:formula="167*logwidth/384"/><draw:equation draw:name="f53" draw:formula="146*logheight/384"/><draw:equation draw:name="f54" draw:formula="201*logwidth/384"/><draw:equation draw:name="f55" draw:formula="146*logheight/384"/><draw:equation draw:name="f56" draw:formula="203*logwidth/384"/><draw:equation draw:name="f57" draw:formula="164*logheight/384"/><draw:equation draw:name="f58" draw:formula="203*logwidth/384"/><draw:equation draw:name="f59" draw:formula="164*logheight/384"/><draw:equation draw:name="f60" draw:formula="242*logwidth/384"/><draw:equation draw:name="f61" draw:formula="144*logheight/384"/><draw:equation draw:name="f62" draw:formula="287*logwidth/384"/><draw:equation draw:name="f63" draw:formula="198*logheight/384"/><draw:equation draw:name="f64" draw:formula="287*logwidth/384"/><draw:equation draw:name="f65" draw:formula="271*logheight/384"/></draw:enhanced-geometry></draw:custom-shape><draw:custom-shape text:anchor-type="char" draw:z-index="14" draw:name="AutoShape 403" draw:style-name="gr4" draw:text-style-name="P8" svg:width="5.628in" svg:height="0.0012in" svg:x="3.4071in" svg:y="0.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Freeform 2" draw:style-name="gr12" draw:text-style-name="P20" svg:width="0.237in" svg:height="0.237in" svg:x="0.5827in" svg:y="0.052in"><text:p/><draw:enhanced-geometry draw:mirror-horizontal="false" draw:mirror-vertical="false" draw:glue-points="?f4 ?f5 ?f6 ?f7 ?f8 ?f9 ?f10 ?f11 ?f12 ?f13 ?f14 ?f15 ?f16 ?f17 ?f18 ?f19 ?f20 ?f21 ?f22 ?f23 ?f24 ?f25 ?f26 ?f27 ?f28 ?f29 ?f30 ?f31 ?f32 ?f33 ?f34 ?f35 ?f36 ?f37 ?f38 ?f39 ?f40 ?f41 ?f42 ?f43 ?f44 ?f45 ?f46 ?f47" drawooo:sub-view-size="2642 2642" draw:text-areas="?f0 ?f2 ?f1 ?f3" svg:viewBox="0 0 0 0" draw:type="ooxml-non-primitive" draw:enhanced-path="M 1319 422 L 1319 422 C 991 422 730 683 730 1012 730 1139 811 1356 983 1662 1103 1879 1222 2058 1230 2066 L 1319 2200 1402 2066 C 1409 2058 1528 1879 1648 1662 1820 1356 1902 1139 1902 1012 1902 683 1640 422 1319 422 Z M 1319 1311 L 1319 1311 C 1148 1311 1013 1176 1013 1004 1013 840 1148 698 1319 698 1484 698 1618 840 1618 1004 1618 1176 1484 1311 1319 1311 Z M 2641 1313 L 2641 1313 C 2641 2052 2052 2641 1327 2641 601 2641 0 2052 0 1313 0 588 601 0 1327 0 2052 0 2641 588 2641 1313 Z N"><draw:equation draw:name="f0" draw:formula="0*logwidth/122760"/><draw:equation draw:name="f1" draw:formula="123120*logwidth/122760"/><draw:equation draw:name="f2" draw:formula="0*logheight/122760"/><draw:equation draw:name="f3" draw:formula="123120*logheight/122760"/><draw:equation draw:name="f4" draw:formula="1319*logwidth/2642"/><draw:equation draw:name="f5" draw:formula="422*logheight/2642"/><draw:equation draw:name="f6" draw:formula="1319*logwidth/2642"/><draw:equation draw:name="f7" draw:formula="422*logheight/2642"/><draw:equation draw:name="f8" draw:formula="730*logwidth/2642"/><draw:equation draw:name="f9" draw:formula="1012*logheight/2642"/><draw:equation draw:name="f10" draw:formula="983*logwidth/2642"/><draw:equation draw:name="f11" draw:formula="1662*logheight/2642"/><draw:equation draw:name="f12" draw:formula="1230*logwidth/2642"/><draw:equation draw:name="f13" draw:formula="2066*logheight/2642"/><draw:equation draw:name="f14" draw:formula="1319*logwidth/2642"/><draw:equation draw:name="f15" draw:formula="2200*logheight/2642"/><draw:equation draw:name="f16" draw:formula="1402*logwidth/2642"/><draw:equation draw:name="f17" draw:formula="2066*logheight/2642"/><draw:equation draw:name="f18" draw:formula="1648*logwidth/2642"/><draw:equation draw:name="f19" draw:formula="1662*logheight/2642"/><draw:equation draw:name="f20" draw:formula="1902*logwidth/2642"/><draw:equation draw:name="f21" draw:formula="1012*logheight/2642"/><draw:equation draw:name="f22" draw:formula="1319*logwidth/2642"/><draw:equation draw:name="f23" draw:formula="422*logheight/2642"/><draw:equation draw:name="f24" draw:formula="1319*logwidth/2642"/><draw:equation draw:name="f25" draw:formula="1311*logheight/2642"/><draw:equation draw:name="f26" draw:formula="1319*logwidth/2642"/><draw:equation draw:name="f27" draw:formula="1311*logheight/2642"/><draw:equation draw:name="f28" draw:formula="1013*logwidth/2642"/><draw:equation draw:name="f29" draw:formula="1004*logheight/2642"/><draw:equation draw:name="f30" draw:formula="1319*logwidth/2642"/><draw:equation draw:name="f31" draw:formula="698*logheight/2642"/><draw:equation draw:name="f32" draw:formula="1618*logwidth/2642"/><draw:equation draw:name="f33" draw:formula="1004*logheight/2642"/><draw:equation draw:name="f34" draw:formula="1319*logwidth/2642"/><draw:equation draw:name="f35" draw:formula="1311*logheight/2642"/><draw:equation draw:name="f36" draw:formula="2641*logwidth/2642"/><draw:equation draw:name="f37" draw:formula="1313*logheight/2642"/><draw:equation draw:name="f38" draw:formula="2641*logwidth/2642"/><draw:equation draw:name="f39" draw:formula="1313*logheight/2642"/><draw:equation draw:name="f40" draw:formula="1327*logwidth/2642"/><draw:equation draw:name="f41" draw:formula="2641*logheight/2642"/><draw:equation draw:name="f42" draw:formula="0*logwidth/2642"/><draw:equation draw:name="f43" draw:formula="1313*logheight/2642"/><draw:equation draw:name="f44" draw:formula="1327*logwidth/2642"/><draw:equation draw:name="f45" draw:formula="0*logheight/2642"/><draw:equation draw:name="f46" draw:formula="2641*logwidth/2642"/><draw:equation draw:name="f47" draw:formula="1313*logheight/2642"/></draw:enhanced-geometry></draw:custom-shape></text:p>
      <text:p text:style-name="Standard"><draw:custom-shape text:anchor-type="char" draw:z-index="5" draw:name="Text Box 249" draw:style-name="gr13" draw:text-style-name="P6" svg:width="4.5303in" svg:height="8.1461in" svg:x="3.4043in" svg:y="0.011in"><text:p text:style-name="P22" loext:marker-style-name="T17"><text:span text:style-name="T17">Technical lead- full stack engineer</text:span><text:span text:style-name="T17"/></text:p><text:p text:style-name="P22" loext:marker-style-name="T18"><text:span text:style-name="T18">PagoNtx <text:s/>| <text:s/>Remote <text:s/>| <text:s/>Jun 23 – Present</text:span><text:span text:style-name="T18"/></text:p><text:p text:style-name="P23" loext:marker-style-name="T19"/><text:p text:style-name="P24" loext:marker-style-name="T20"><text:span text:style-name="T21">Led the Row One product squad responsible for maintaining and evolving four production React applications.</text:span><text:span text:style-name="T21"/></text:p><text:list text:style-name="WWNum2"><text:list-item><text:p text:style-name="P25" loext:marker-style-name="T5"><text:span text:style-name="T5">Coordinated development across frontend and backend services.</text:span><text:span text:style-name="T5"/></text:p></text:list-item><text:list-item><text:p text:style-name="P25" loext:marker-style-name="T5"><text:span text:style-name="T5">Implemented new features, bug fixes and architectural improvements.</text:span><text:span text:style-name="T5"/></text:p></text:list-item><text:list-item><text:p text:style-name="P25" loext:marker-style-name="T5"><text:span text:style-name="T5">Managed production deployments and resolved incidents to ensure</text:span><text:span text:style-name="T5"/></text:p></text:list-item></text:list><text:p text:style-name="P26" loext:marker-style-name="T5"><text:span text:style-name="T5">system stability.</text:span><text:span text:style-name="T5"/></text:p><text:list text:continue-numbering="true" text:style-name="WWNum2"><text:list-item><text:p text:style-name="P25" loext:marker-style-name="T5"><text:span text:style-name="T5"><text:s/>Acted as Product Owner for part of the project: backlog grooming, user story definition and alignment with business requirements.</text:span><text:span text:style-name="T5"/></text:p></text:list-item></text:list><text:p text:style-name="P27" loext:marker-style-name="T5"/><text:p text:style-name="P22" loext:marker-style-name="T5"><text:span text:style-name="T5">Technologies: React 18, TypeScript, Java 17, Spring Boot, PostgreSQL, Apigee, GraphQL, Kubernetes.</text:span><text:span text:style-name="T5"/></text:p><text:p text:style-name="P28" loext:marker-style-name="T5"/><text:p text:style-name="P22" loext:marker-style-name="T17"><text:span text:style-name="T17">SEnior software engineer</text:span><text:span text:style-name="T17"/></text:p><text:p text:style-name="P22" loext:marker-style-name="T11"><text:span text:style-name="T11">Mimacom <text:s/>| Gijón-Spain / Stuttgart-Germany <text:s/>| <text:s/>Sep 2015 – Dec 2022</text:span><text:span text:style-name="T11"/></text:p><text:p text:style-name="P29" loext:marker-style-name="T11"/><text:p text:style-name="P30" loext:marker-style-name="T21"><text:span text:style-name="T22">Porsche AG – </text:span><text:span text:style-name="T23">Messaging Team</text:span><text:span text:style-name="T21">: Angular + Spring Boot + Kafka microservices.</text:span></text:p><text:p text:style-name="P30" loext:marker-style-name="T21"><text:span text:style-name="T22">CWS-boco:</text:span><text:span text:style-name="T21"> Azure IoT platform with CosmosDB, BIRT, Swagger.</text:span></text:p><text:p text:style-name="P30" loext:marker-style-name="T21"><text:span text:style-name="T22">Baxalta:</text:span><text:span text:style-name="T21"> </text:span><text:span text:style-name="T24">MyPKFit platform</text:span><text:span text:style-name="T21"> – migrated from Liferay to Spring microservices (Netflix OSS stack).</text:span></text:p><text:p text:style-name="P30" loext:marker-style-name="T21"><text:span text:style-name="T22">Migros Bank:</text:span><text:span text:style-name="T21"> Online Hypothek project (Vue.js, Spring).</text:span></text:p><text:p text:style-name="P30" loext:marker-style-name="T21"><text:span text:style-name="T22">Shire:</text:span><text:span text:style-name="T21"> Healthcare data pipeline using Apache Kafka and Elasticsearch.</text:span></text:p><text:p text:style-name="P31" loext:marker-style-name="T21"/><text:p text:style-name="P31" loext:marker-style-name="T21"/><text:p text:style-name="P32" loext:marker-style-name="T25"/><text:p text:style-name="P22" loext:marker-style-name="T17"><text:span text:style-name="T17">Senior Software engineer</text:span><text:span text:style-name="T17"/></text:p><text:p text:style-name="P22" loext:marker-style-name="T11"><text:span text:style-name="T11">TheAA.ie | <text:s/>Dublin, Ireland | <text:s/>Jun 2014 – Sep 2015</text:span><text:span text:style-name="T11"/></text:p><text:p text:style-name="P33" loext:marker-style-name="T26"/><text:list text:continue-numbering="true" text:style-name="WWNum2"><text:list-item><text:p text:style-name="P34" loext:marker-style-name="T5"><text:span text:style-name="T5">Developed insurance applications (car &amp; travel).</text:span><text:span text:style-name="T5"/></text:p></text:list-item><text:list-item><text:p text:style-name="P34" loext:marker-style-name="T5"><text:span text:style-name="T5">Built backend and frontend integrations.</text:span><text:span text:style-name="T5"/></text:p></text:list-item><text:list-item><text:p text:style-name="P34" loext:marker-style-name="T5"><text:span text:style-name="T5">Manual Linux server deployments.</text:span><text:span text:style-name="T5"/></text:p></text:list-item></text:list><text:p text:style-name="P28" loext:marker-style-name="T5"/><text:p text:style-name="P28" loext:marker-style-name="T5"/><text:p text:style-name="P22" loext:marker-style-name="T17"><text:span text:style-name="T17">Senior Software engineer</text:span><text:span text:style-name="T17"/></text:p><text:p text:style-name="P22" loext:marker-style-name="T11"><text:span text:style-name="T11">NxSystems Inc.| <text:s/>Dublin, Ireland | <text:s/>Mar 2014 – May 2014</text:span><text:span text:style-name="T11"/></text:p><text:p text:style-name="P33" loext:marker-style-name="T26"/><text:list xml:id="list175828923225977" text:continue-numbering="true" text:style-name="WWNum2"><text:list-item><text:p text:style-name="P34" loext:marker-style-name="T5"><text:span text:style-name="T5">Bank integration systems with REST, Spring Integration, Apache MQ.</text:span><text:span text:style-name="T5"/></text:p></text:list-item></text:list><text:p text:style-name="P35" loext:marker-style-name="T16"/><text:p text:style-name="P36" loext:marker-style-name="T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Freeform 60" draw:style-name="gr14" draw:text-style-name="P37" svg:width="0.2539in" svg:height="0.2469in" svg:x="0.5799in" svg:y="0.2752in"><text:p/><draw:enhanced-geometry draw:mirror-horizontal="false" draw:mirror-vertical="false" draw:glue-points="?f4 ?f5 ?f6 ?f7 ?f8 ?f9 ?f10 ?f11 ?f12 ?f13 ?f14 ?f15 ?f16 ?f17 ?f18 ?f19 ?f20 ?f21 ?f22 ?f23 ?f24 ?f25 ?f26 ?f27 ?f28 ?f29 ?f30 ?f31 ?f32 ?f33 ?f34 ?f35 ?f36 ?f37 ?f38 ?f39 ?f40 ?f41 ?f42 ?f43 ?f44 ?f45 ?f46 ?f47 ?f48 ?f49 ?f50 ?f51 ?f52 ?f53 ?f54 ?f55 ?f56 ?f57 ?f58 ?f59 ?f60 ?f61 ?f62 ?f63 ?f64 ?f65 ?f66 ?f67" drawooo:sub-view-size="1684 1646" draw:text-areas="?f0 ?f2 ?f1 ?f3" svg:viewBox="0 0 0 0" draw:type="ooxml-non-primitive" draw:enhanced-path="M 1582 418 L 1582 418 C 1506 291 1392 190 1265 114 1139 38 1000 0 848 0 696 0 544 38 418 114 291 190 190 291 114 418 38 544 0 683 0 835 0 1025 51 1189 164 1341 266 1481 405 1582 582 1645 595 1645 607 1645 620 1632 633 1620 633 1620 633 1607 633 1594 633 1582 633 1544 633 1506 633 1468 633 1442 607 1442 607 1442 607 1442 595 1455 569 1455 544 1455 519 1455 494 1455 468 1442 443 1442 418 1430 392 1417 380 1392 354 1367 354 1341 342 1316 342 1316 342 1316 329 1304 316 1278 304 1265 291 1240 279 1227 253 1215 L 253 1215 C 241 1215 241 1202 241 1202 228 1202 228 1189 228 1189 228 1177 228 1177 228 1177 241 1177 241 1164 266 1164 279 1177 279 1177 279 1177 304 1177 316 1189 342 1202 354 1215 380 1227 392 1253 405 1291 430 1304 456 1329 481 1341 506 1354 519 1354 544 1354 569 1341 582 1341 607 1341 620 1329 633 1329 646 1278 658 1240 696 1215 646 1215 607 1202 582 1189 544 1189 506 1164 481 1152 443 1126 405 1101 392 1076 367 1050 342 1012 329 962 316 911 304 861 304 797 304 709 329 633 392 569 367 506 367 430 405 342 418 342 456 342 494 354 532 379 569 392 582 405 607 418 620 430 633 430 696 418 772 405 848 405 911 405 987 418 1050 430 1101 405 1101 405 1101 405 1126 392 1164 367 1202 354 1240 342 1265 342 1291 342 1316 430 1329 506 1291 569 1354 633 1379 709 1379 797 1379 861 1379 911 1367 962 1342 1012 1329 1050 1304 1076 1278 1101 1253 1126 1215 1152 1177 1164 1139 1189 1114 1189 1076 1202 1038 1215 1000 1215 1038 1240 1050 1304 1050 1367 1050 1607 1050 1607 1050 1607 1050 1620 1063 1620 1063 1632 1076 1645 1089 1645 1114 1645 1278 1582 1417 1481 1531 1341 1632 1189 1683 1025 1683 835 1683 683 1658 544 1582 418 Z M 1582 418 L 1582 418 Z N"><draw:equation draw:name="f0" draw:formula="0*logwidth/131400"/><draw:equation draw:name="f1" draw:formula="131760*logwidth/131400"/><draw:equation draw:name="f2" draw:formula="0*logheight/127800"/><draw:equation draw:name="f3" draw:formula="128160*logheight/127800"/><draw:equation draw:name="f4" draw:formula="1582*logwidth/1684"/><draw:equation draw:name="f5" draw:formula="418*logheight/1646"/><draw:equation draw:name="f6" draw:formula="848*logwidth/1684"/><draw:equation draw:name="f7" draw:formula="0*logheight/1646"/><draw:equation draw:name="f8" draw:formula="114*logwidth/1684"/><draw:equation draw:name="f9" draw:formula="418*logheight/1646"/><draw:equation draw:name="f10" draw:formula="164*logwidth/1684"/><draw:equation draw:name="f11" draw:formula="1341*logheight/1646"/><draw:equation draw:name="f12" draw:formula="620*logwidth/1684"/><draw:equation draw:name="f13" draw:formula="1632*logheight/1646"/><draw:equation draw:name="f14" draw:formula="633*logwidth/1684"/><draw:equation draw:name="f15" draw:formula="1544*logheight/1646"/><draw:equation draw:name="f16" draw:formula="607*logwidth/1684"/><draw:equation draw:name="f17" draw:formula="1442*logheight/1646"/><draw:equation draw:name="f18" draw:formula="468*logwidth/1684"/><draw:equation draw:name="f19" draw:formula="1442*logheight/1646"/><draw:equation draw:name="f20" draw:formula="354*logwidth/1684"/><draw:equation draw:name="f21" draw:formula="1341*logheight/1646"/><draw:equation draw:name="f22" draw:formula="304*logwidth/1684"/><draw:equation draw:name="f23" draw:formula="1265*logheight/1646"/><draw:equation draw:name="f24" draw:formula="253*logwidth/1684"/><draw:equation draw:name="f25" draw:formula="1215*logheight/1646"/><draw:equation draw:name="f26" draw:formula="228*logwidth/1684"/><draw:equation draw:name="f27" draw:formula="1189*logheight/1646"/><draw:equation draw:name="f28" draw:formula="266*logwidth/1684"/><draw:equation draw:name="f29" draw:formula="1164*logheight/1646"/><draw:equation draw:name="f30" draw:formula="342*logwidth/1684"/><draw:equation draw:name="f31" draw:formula="1202*logheight/1646"/><draw:equation draw:name="f32" draw:formula="456*logwidth/1684"/><draw:equation draw:name="f33" draw:formula="1329*logheight/1646"/><draw:equation draw:name="f34" draw:formula="582*logwidth/1684"/><draw:equation draw:name="f35" draw:formula="1341*logheight/1646"/><draw:equation draw:name="f36" draw:formula="696*logwidth/1684"/><draw:equation draw:name="f37" draw:formula="1215*logheight/1646"/><draw:equation draw:name="f38" draw:formula="481*logwidth/1684"/><draw:equation draw:name="f39" draw:formula="1152*logheight/1646"/><draw:equation draw:name="f40" draw:formula="329*logwidth/1684"/><draw:equation draw:name="f41" draw:formula="962*logheight/1646"/><draw:equation draw:name="f42" draw:formula="392*logwidth/1684"/><draw:equation draw:name="f43" draw:formula="569*logheight/1646"/><draw:equation draw:name="f44" draw:formula="494*logwidth/1684"/><draw:equation draw:name="f45" draw:formula="354*logheight/1646"/><draw:equation draw:name="f46" draw:formula="633*logwidth/1684"/><draw:equation draw:name="f47" draw:formula="430*logheight/1646"/><draw:equation draw:name="f48" draw:formula="1050*logwidth/1684"/><draw:equation draw:name="f49" draw:formula="430*logheight/1646"/><draw:equation draw:name="f50" draw:formula="1202*logwidth/1684"/><draw:equation draw:name="f51" draw:formula="354*logheight/1646"/><draw:equation draw:name="f52" draw:formula="1291*logwidth/1684"/><draw:equation draw:name="f53" draw:formula="569*logheight/1646"/><draw:equation draw:name="f54" draw:formula="1367*logwidth/1684"/><draw:equation draw:name="f55" draw:formula="962*logheight/1646"/><draw:equation draw:name="f56" draw:formula="1215*logwidth/1684"/><draw:equation draw:name="f57" draw:formula="1152*logheight/1646"/><draw:equation draw:name="f58" draw:formula="1000*logwidth/1684"/><draw:equation draw:name="f59" draw:formula="1215*logheight/1646"/><draw:equation draw:name="f60" draw:formula="1050*logwidth/1684"/><draw:equation draw:name="f61" draw:formula="1607*logheight/1646"/><draw:equation draw:name="f62" draw:formula="1114*logwidth/1684"/><draw:equation draw:name="f63" draw:formula="1645*logheight/1646"/><draw:equation draw:name="f64" draw:formula="1683*logwidth/1684"/><draw:equation draw:name="f65" draw:formula="835*logheight/1646"/><draw:equation draw:name="f66" draw:formula="1582*logwidth/1684"/><draw:equation draw:name="f67" draw:formula="418*logheight/1646"/></draw:enhanced-geometry></draw:custom-shape></text:p>
      <text:p text:style-name="Standard"><draw:line text:anchor-type="char" draw:z-index="19" draw:name="Straight Connector 60" draw:style-name="gr15" draw:text-style-name="P8" svg:x1="0.5965in" svg:y1="0.2976in" svg:x2="1.422in" svg:y2="0.2984in"><text:p/></draw:line></text:p>
      <text:p text:style-name="Standard"><draw:custom-shape text:anchor-type="char" draw:z-index="4" draw:name="Text Box 246" draw:style-name="gr16" draw:text-style-name="P6" svg:width="2.1815in" svg:height="2.328in" svg:x="0.5898in" svg:y="0.1728in"><text:p text:style-name="P4" loext:marker-style-name="T2"><text:span text:style-name="T2">education</text:span><text:span text:style-name="T2"/></text:p><text:p text:style-name="P38" loext:marker-style-name="T6"/><text:p text:style-name="P39" loext:marker-style-name="T5"><text:span text:style-name="T28">Higher Level Training Cycle in Computer Application Development<text:line-break/></text:span><text:span text:style-name="T5">I.E.S. nº1, Gijón</text:span></text:p><text:p text:style-name="P4" loext:marker-style-name="T29"><text:span text:style-name="T5">2001 – 2003</text:span><text:span text:style-name="T29"/></text:p><text:p text:style-name="P40" loext:marker-style-name="T29"/><text:p text:style-name="P39" loext:marker-style-name="T5"><text:span text:style-name="T28">Senior Technical in Application Development<text:line-break/></text:span><text:span text:style-name="T5">I.E.S. nº1 de Gijón</text:span></text:p><text:p text:style-name="P39" loext:marker-style-name="T6"><text:span text:style-name="T5">1997 – 2000</text:span><text:span text:style-name="T6"/></text:p><text:p text:style-name="P41" loext:marker-style-name="T29"/><text:p text:style-name="P38" loext:marker-style-name="T6"/><text:p text:style-name="P7" loext:marker-style-name="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line text:anchor-type="char" draw:z-index="20" draw:name="Straight Connector 61" draw:style-name="gr17" draw:text-style-name="P8" svg:x1="0.5949in" svg:y1="0.1819in" svg:x2="1.4205in" svg:y2="0.1823in"><text:p/></draw:line><draw:custom-shape text:anchor-type="char" draw:z-index="26" draw:name="Text Box 255" draw:style-name="gr18" draw:text-style-name="P6" svg:width="2.0461in" svg:height="4.4669in" svg:x="0.5756in" svg:y="0.3165in"><text:p text:style-name="P4" loext:marker-style-name="T2"><text:span text:style-name="T2">expertise</text:span><text:span text:style-name="T2"/></text:p><text:p text:style-name="P42" loext:marker-style-name="T2"/><text:p text:style-name="P9" loext:marker-style-name="T30"><text:span text:style-name="T30">Frontend:</text:span><text:span text:style-name="T30"/></text:p><text:list text:style-name="WWNum1"><text:list-item><text:p text:style-name="P43" loext:marker-style-name="T5"><text:span text:style-name="T5">React 18, Angular, TypeScript</text:span><text:span text:style-name="T5"/></text:p></text:list-item><text:list-item><text:p text:style-name="P43" loext:marker-style-name="T5"><text:span text:style-name="T5">HTML5/CSS3, SASS/LESS</text:span><text:span text:style-name="T5"/></text:p></text:list-item><text:list-item><text:p text:style-name="P43" loext:marker-style-name="T5"><text:span text:style-name="T5">GraphQL</text:span><text:span text:style-name="T5"/></text:p></text:list-item></text:list><text:p text:style-name="P44" loext:marker-style-name="T5"/><text:p text:style-name="P9" loext:marker-style-name="T30"><text:span text:style-name="T30">Backend:</text:span><text:span text:style-name="T30"/></text:p><text:list text:continue-numbering="true" text:style-name="WWNum1"><text:list-item><text:p text:style-name="P43" loext:marker-style-name="T5"><text:span text:style-name="T5">Java 17, Spring Boot, Spring Cloud, REST APIs, JPA, Microservices</text:span><text:span text:style-name="T5"/></text:p></text:list-item><text:list-item><text:p text:style-name="P43" loext:marker-style-name="T5"><text:span text:style-name="T5">Infrastructure: Kubernetes, Docker, Azure, AWS, Terraform</text:span><text:span text:style-name="T5"/></text:p></text:list-item></text:list><text:p text:style-name="P45" loext:marker-style-name="T30"/><text:p text:style-name="P9" loext:marker-style-name="T30"><text:span text:style-name="T30">Dev Tools: </text:span><text:span text:style-name="T30"/></text:p><text:list text:continue-numbering="true" text:style-name="WWNum1"><text:list-item><text:p text:style-name="P43" loext:marker-style-name="T5"><text:span text:style-name="T5">Git, Jenkins, Jira, Confluence, Bamboo, Maven, Gradle</text:span><text:span text:style-name="T5"/></text:p></text:list-item></text:list><text:p text:style-name="P46" loext:marker-style-name="T5"/><text:p text:style-name="P9" loext:marker-style-name="T30"><text:span text:style-name="T30">Testing:</text:span><text:span text:style-name="T30"/></text:p><text:list text:continue-numbering="true" text:style-name="WWNum1"><text:list-item><text:p text:style-name="P43"><text:span text:style-name="T5"><text:s/>Cypress, JUnit, Jasmine, Karma, SonarQube, TDD</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1" draw:name="Rectangle 10" draw:style-name="gr19" draw:text-style-name="P3" svg:width="3.0051in" svg:height="11.6988in" svg:x="0in" svg:y="-1.2339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255" draw:style-name="gr20" draw:text-style-name="P6" svg:width="2.0461in" svg:height="1.1098in" svg:x="0.5772in" svg:y="0.2189in"><text:p text:style-name="P46" loext:marker-style-name="T5"/><text:p text:style-name="P9" loext:marker-style-name="T30"><text:span text:style-name="T30">Soft Skills: </text:span><text:span text:style-name="T30"/></text:p><text:list text:style-name="WWNum1"><text:list-item><text:p text:style-name="P43" loext:marker-style-name="T5"><text:span text:style-name="T5">Technical leadership, Agile methodology, Scrum, Problem solving, Team mentorship</text:span><text:span text:style-name="T5"/></text:p></text:list-item></text:list><text:p text:style-name="P47" loext:marker-style-name="T31"/><text:p text:style-name="P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custom-shape text:anchor-type="char" draw:z-index="21" draw:name="Text Box 246" draw:style-name="gr21" draw:text-style-name="P6" svg:width="4.3732in" svg:height="0.1858in" svg:x="3.411in" svg:y="0.1799in"><text:p text:style-name="P4" loext:marker-style-name="T2"><text:span text:style-name="T2">work experience – continued –</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249" draw:style-name="gr22" draw:text-style-name="P6" svg:width="4.5157in" svg:height="6.3079in" svg:x="3.4075in" svg:y="0.3398in"><text:p text:style-name="P22" loext:marker-style-name="T17"><text:span text:style-name="T17">Senior Software engineer</text:span><text:span text:style-name="T17"/></text:p><text:p text:style-name="P22" loext:marker-style-name="T11"><text:span text:style-name="T11">Exaxe| <text:s/>Dublin, Ireland | <text:s/>Aug 2012 – Jun 2013</text:span><text:span text:style-name="T11"/></text:p><text:p text:style-name="P48" loext:marker-style-name="T32"/><text:list text:style-name="WWNum2"><text:list-item><text:p text:style-name="P34" loext:marker-style-name="T5"><text:span text:style-name="T5">Developed Illustrate Plus (life insurance calculator).</text:span><text:span text:style-name="T5"/></text:p></text:list-item><text:list-item><text:p text:style-name="P34" loext:marker-style-name="T5"><text:span text:style-name="T5">Spring MVC, Hibernate, Bootstrap.</text:span><text:span text:style-name="T5"/></text:p></text:list-item></text:list><text:p text:style-name="P28" loext:marker-style-name="T5"/><text:p text:style-name="P22" loext:marker-style-name="T17"><text:span text:style-name="T17">Senior Software Engineer </text:span><text:span text:style-name="T17"/></text:p><text:p text:style-name="P22" loext:marker-style-name="T11"><text:span text:style-name="T11">INSA (IBM Partner) | <text:s/>Madrid, Spain | <text:s/>Jul 2009 – Aug 2012</text:span><text:span text:style-name="T11"/></text:p><text:p text:style-name="P48" loext:marker-style-name="T32"/><text:list text:continue-numbering="true" text:style-name="WWNum2"><text:list-item><text:p text:style-name="P34" loext:marker-style-name="T5"><text:span text:style-name="T5">Led DGT government systems integration.</text:span><text:span text:style-name="T5"/></text:p></text:list-item><text:list-item><text:p text:style-name="P34" loext:marker-style-name="T5"><text:span text:style-name="T5">Managed WS-Security, DataPower, WebSphere.</text:span><text:span text:style-name="T5"/></text:p></text:list-item><text:list-item><text:p text:style-name="P34" loext:marker-style-name="T5"><text:span text:style-name="T5">Awarded INSA Prize 2011 for project excellence.</text:span><text:span text:style-name="T5"/></text:p></text:list-item></text:list><text:p text:style-name="P28" loext:marker-style-name="T5"/><text:p text:style-name="P28" loext:marker-style-name="T5"/><text:p text:style-name="P22" loext:marker-style-name="T17"><text:span text:style-name="T17">Software Engineer</text:span><text:span text:style-name="T17"/></text:p><text:p text:style-name="P22" loext:marker-style-name="T11"><text:span text:style-name="T5">Atlantida / Chipbip / Conectia </text:span><text:span text:style-name="T11">| <text:s/></text:span><text:span text:style-name="T5">Asturias, Spain </text:span><text:span text:style-name="T11">| <text:s/></text:span><text:span text:style-name="T5">2005 – 2009</text:span></text:p><text:p text:style-name="P48" loext:marker-style-name="T32"/><text:list text:continue-numbering="true" text:style-name="WWNum2"><text:list-item><text:p text:style-name="P34" loext:marker-style-name="T5"><text:span text:style-name="T5">Developed Asturias regional government portals.</text:span><text:span text:style-name="T5"/></text:p></text:list-item><text:list-item><text:p text:style-name="P34" loext:marker-style-name="T16"><text:span text:style-name="T5">Coordinated requirements, architecture, and client meetings.</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AutoShape 403" draw:style-name="gr4" draw:text-style-name="P8" svg:width="5.628in" svg:height="0.0012in" svg:x="3.4083in" svg:y="0.07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Standard"><draw:line text:anchor-type="char" draw:z-index="28" draw:name="Straight Connector 449" draw:style-name="gr23" draw:text-style-name="P8" svg:x1="0.5768in" svg:y1="0.3035in" svg:x2="1.4031in" svg:y2="0.3039in"><text:p/></draw:line></text:p>
      <text:p text:style-name="Standard"><draw:custom-shape text:anchor-type="char" draw:z-index="27" draw:name="Text Box 255" draw:style-name="gr24" draw:text-style-name="P6" svg:width="2.2024in" svg:height="1.3642in" svg:x="0.5764in" svg:y="0.2016in"><text:p text:style-name="P4" loext:marker-style-name="T2"><text:span text:style-name="T2">Languages</text:span><text:span text:style-name="T2"/></text:p><text:p text:style-name="P49" loext:marker-style-name="T33"/><text:p text:style-name="P50" loext:marker-style-name="T5"><text:span text:style-name="T28">ENGLISH</text:span><text:span text:style-name="T5"> | Proficient</text:span></text:p><text:p text:style-name="P50" loext:marker-style-name="T5"><text:span text:style-name="T28">SPANISH</text:span><text:span text:style-name="T34"> </text:span><text:span text:style-name="T5">| Native</text:span></text:p><text:p text:style-name="P51" loext:marker-style-name="T35"/><text:p text:style-name="P51" loext:marker-style-name="T35"/><text:p text:style-name="P52" loext:marker-style-name="T35"/><text:p text:style-name="P53" loext:marker-style-name="T36"/><text:p text:style-name="P54" loext:marker-style-name="T3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P56"><draw:custom-shape text:anchor-type="char" draw:z-index="0" draw:name="Rectangle 25" draw:style-name="gr25" draw:text-style-name="P3" svg:width="5.5087in" svg:height="0.3748in" svg:x="3.0047in" svg:y="3.728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405" draw:style-name="gr26" draw:text-style-name="P6" svg:width="4.4677in" svg:height="2.887in" svg:x="3.4071in" svg:y="1.8311in"><text:p text:style-name="P39" loext:marker-style-name="T17"><text:span text:style-name="T17">Sun Certified Java Associate (SCJA)Oracle </text:span><text:span text:style-name="T17"/></text:p><text:p text:style-name="P39" loext:marker-style-name="T5"><text:span text:style-name="T5">2016</text:span><text:span text:style-name="T5"/></text:p><text:p text:style-name="P57" loext:marker-style-name="T37"/><text:p text:style-name="P39" loext:marker-style-name="T5"><text:span text:style-name="T17">Master Developer J2EESun Microsystems / | </text:span><text:span text:style-name="T38"/></text:p><text:p text:style-name="P39" loext:marker-style-name="T5"><text:span text:style-name="T5">Fundación CTIC</text:span><text:span text:style-name="T5"/></text:p><text:p text:style-name="P39" loext:marker-style-name="T5"><text:span text:style-name="T5">2005</text:span><text:span text:style-name="T5"/></text:p><text:p text:style-name="P58" loext:marker-style-name="T37"/><text:p text:style-name="P4" loext:marker-style-name="T17"><text:span text:style-name="T17">Technical Engineering in Computer Science</text:span><text:span text:style-name="T17"/></text:p><text:p text:style-name="P4" loext:marker-style-name="T39"><text:span text:style-name="T40">E.U.I.T. Informática y Telemática de Gijón</text:span><text:span text:style-name="T39"/></text:p><text:p text:style-name="P39" loext:marker-style-name="T40"><text:span text:style-name="T40">2003 – 2005</text:span><text:span text:style-name="T40"/></text:p><text:p text:style-name="P7" loext:marker-style-name="T4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246" draw:style-name="gr27" draw:text-style-name="P6" svg:width="4.0217in" svg:height="0.2307in" svg:x="3.4083in" svg:y="1.3071in"><text:p text:style-name="P4" loext:marker-style-name="T2"><text:span text:style-name="T2">professional development</text:span><text:span text:style-name="T2"/></text:p><text:p text:style-name="P7" loext:marker-style-name="T15"/><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AutoShape 403" draw:style-name="gr4" draw:text-style-name="P8" svg:width="5.628in" svg:height="0.0012in" svg:x="3.4083in" svg:y="1.5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office:text>
  </office:body>
</office:document-content>
</file>